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12.44mm"/>
    </style:style>
    <style:style style:name="co5" style:family="table-column">
      <style:table-column-properties fo:break-before="auto" style:column-width="42.86mm"/>
    </style:style>
    <style:style style:name="co6" style:family="table-column">
      <style:table-column-properties fo:break-before="auto" style:column-width="40.22mm"/>
    </style:style>
    <style:style style:name="co7" style:family="table-column">
      <style:table-column-properties fo:break-before="auto" style:column-width="40.48mm"/>
    </style:style>
    <style:style style:name="co8" style:family="table-column">
      <style:table-column-properties fo:break-before="auto" style:column-width="39.69mm"/>
    </style:style>
    <style:style style:name="co9" style:family="table-column">
      <style:table-column-properties fo:break-before="auto" style:column-width="40.75mm"/>
    </style:style>
    <style:style style:name="co10" style:family="table-column">
      <style:table-column-properties fo:break-before="auto" style:column-width="41.54mm"/>
    </style:style>
    <style:style style:name="co11" style:family="table-column">
      <style:table-column-properties fo:break-before="auto" style:column-width="42.07mm"/>
    </style:style>
    <style:style style:name="co12" style:family="table-column">
      <style:table-column-properties fo:break-before="auto" style:column-width="37.5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39.95mm"/>
    </style:style>
    <style:style style:name="co16" style:family="table-column">
      <style:table-column-properties fo:break-before="auto" style:column-width="43.39mm"/>
    </style:style>
    <style:style style:name="co17" style:family="table-column">
      <style:table-column-properties fo:break-before="auto" style:column-width="44.45mm"/>
    </style:style>
    <style:style style:name="co18" style:family="table-column">
      <style:table-column-properties fo:break-before="auto" style:column-width="48.15mm"/>
    </style:style>
    <style:style style:name="co19" style:family="table-column">
      <style:table-column-properties fo:break-before="auto" style:column-width="13.23mm"/>
    </style:style>
    <style:style style:name="co20" style:family="table-column">
      <style:table-column-properties fo:break-before="auto" style:column-width="38.89mm"/>
    </style:style>
    <style:style style:name="co21" style:family="table-column">
      <style:table-column-properties fo:break-before="auto" style:column-width="41.8mm"/>
    </style:style>
    <style:style style:name="co22" style:family="table-column">
      <style:table-column-properties fo:break-before="auto" style:column-width="4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25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k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recalcul (ms/chaine)</text:p>
          </table:table-cell>
          <table:table-cell office:value-type="string" calcext:value-type="string">
            <text:p>recherch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.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.2" calcext:value-type="float">
            <text:p>108.2</text:p>
          </table:table-cell>
          <table:table-cell/>
        </table:table-row>
      </table:table>
      <table:table table:name="Ratios" table:style-name="ta1">
        <table:table-column table:style-name="co3" table:default-cell-style-name="ce1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/>
          <table:table-cell office:value-type="string" calcext:value-type="string" table:number-columns-spanned="2" table:number-rows-spanned="1">
            <text:p>TM Couverture</text:p>
          </table:table-cell>
          <table:covered-table-cell/>
          <table:table-cell office:value-type="string" calcext:value-type="string" table:number-columns-spanned="2" table:number-rows-spanned="1">
            <text:p>MIP Couverture</text:p>
          </table:table-cell>
          <table:covered-table-cell table:style-name="ce1"/>
          <table:table-cell office:value-type="string" calcext:value-type="string" table:number-columns-spanned="2" table:number-rows-spanned="1">
            <text:p>TM Corectness</text:p>
          </table:table-cell>
          <table:covered-table-cell table:style-name="ce1"/>
          <table:table-cell office:value-type="string" calcext:value-type="string" table:number-columns-spanned="2" table:number-rows-spanned="1">
            <text:p>MIP Corectness</text:p>
          </table:table-cell>
          <table:covered-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R/M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table:style-name="ce1"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table:style-name="ce1"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table:style-name="ce1" office:value-type="string" calcext:value-type="string">
            <text:p>Moyenne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'11'.N2]" office:value-type="float" office:value="273" calcext:value-type="float">
            <text:p>273</text:p>
          </table:table-cell>
          <table:table-cell table:style-name="ce2" table:formula="of:=['11'.N3]" office:value-type="float" office:value="0.983943003260962" calcext:value-type="float">
            <text:p>0.984</text:p>
          </table:table-cell>
          <table:table-cell table:formula="of:=['11'.O2]" office:value-type="float" office:value="311" calcext:value-type="float">
            <text:p>311</text:p>
          </table:table-cell>
          <table:table-cell table:style-name="ce2" table:formula="of:=['11'.O3]" office:value-type="float" office:value="0.992361454102594" calcext:value-type="float">
            <text:p>0.992</text:p>
          </table:table-cell>
          <table:table-cell table:formula="of:=['11'.N13]" office:value-type="float" office:value="217" calcext:value-type="float">
            <text:p>217</text:p>
          </table:table-cell>
          <table:table-cell table:style-name="ce2" table:formula="of:=['11'.N14]" office:value-type="float" office:value="0.904855466017848" calcext:value-type="float">
            <text:p>0.905</text:p>
          </table:table-cell>
          <table:table-cell table:formula="of:=['11'.O13]" office:value-type="float" office:value="243" calcext:value-type="float">
            <text:p>243</text:p>
          </table:table-cell>
          <table:table-cell table:style-name="ce2" table:formula="of:=['11'.O14]" office:value-type="float" office:value="0.93600983546708" calcext:value-type="float">
            <text:p>0.93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3" calcext:value-type="float">
            <text:p>273</text:p>
          </table:table-cell>
          <table:table-cell table:style-name="ce2" office:value-type="float" office:value="0.983697894978431" calcext:value-type="float">
            <text:p>0.984</text:p>
          </table:table-cell>
          <table:table-cell office:value-type="float" office:value="311" calcext:value-type="float">
            <text:p>311</text:p>
          </table:table-cell>
          <table:table-cell table:style-name="ce2" office:value-type="float" office:value="0.992361454102594" calcext:value-type="float">
            <text:p>0.992</text:p>
          </table:table-cell>
          <table:table-cell office:value-type="float" office:value="217" calcext:value-type="float">
            <text:p>217</text:p>
          </table:table-cell>
          <table:table-cell table:style-name="ce2" office:value-type="float" office:value="0.903830631609474" calcext:value-type="float">
            <text:p>0.904</text:p>
          </table:table-cell>
          <table:table-cell office:value-type="float" office:value="243" calcext:value-type="float">
            <text:p>243</text:p>
          </table:table-cell>
          <table:table-cell table:style-name="ce2" office:value-type="float" office:value="0.93600983546708" calcext:value-type="float">
            <text:p>0.936</text:p>
          </table:table-cell>
          <table:table-cell table:number-columns-repeated="6"/>
          <table:table-cell office:value-type="string" calcext:value-type="string">
            <text:p>CC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r1m2.N2]" office:value-type="float" office:value="312" calcext:value-type="float">
            <text:p>312</text:p>
          </table:table-cell>
          <table:table-cell table:style-name="ce2" table:formula="of:=[r1m2.N3]" office:value-type="float" office:value="0.992281034523948" calcext:value-type="float">
            <text:p>0.992</text:p>
          </table:table-cell>
          <table:table-cell table:formula="of:=[r1m2.O2]" office:value-type="float" office:value="311" calcext:value-type="float">
            <text:p>311</text:p>
          </table:table-cell>
          <table:table-cell table:style-name="ce2" table:formula="of:=[r1m2.O3]" office:value-type="float" office:value="0.992361454102594" calcext:value-type="float">
            <text:p>0.992</text:p>
          </table:table-cell>
          <table:table-cell table:formula="of:=[r1m2.N13]" office:value-type="float" office:value="250" calcext:value-type="float">
            <text:p>250</text:p>
          </table:table-cell>
          <table:table-cell table:style-name="ce2" table:formula="of:=[r1m2.N14]" office:value-type="float" office:value="0.933006298266174" calcext:value-type="float">
            <text:p>0.933</text:p>
          </table:table-cell>
          <table:table-cell table:formula="of:=[r1m2.O13]" office:value-type="float" office:value="243" calcext:value-type="float">
            <text:p>243</text:p>
          </table:table-cell>
          <table:table-cell table:style-name="ce2" table:formula="of:=[r1m2.O14]" office:value-type="float" office:value="0.93600983546708" calcext:value-type="float">
            <text:p>0.936</text:p>
          </table:table-cell>
          <table:table-cell table:number-columns-repeated="3"/>
          <table:table-cell office:value-type="string" calcext:value-type="string">
            <text:p>Meilleurs %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'22'.N2]" office:value-type="float" office:value="316" calcext:value-type="float">
            <text:p>316</text:p>
          </table:table-cell>
          <table:table-cell table:style-name="ce2" table:formula="of:=['22'.N3]" office:value-type="float" office:value="0.993105025337548" calcext:value-type="float">
            <text:p>0.993</text:p>
          </table:table-cell>
          <table:table-cell table:formula="of:=['22'.O2]" office:value-type="float" office:value="311" calcext:value-type="float">
            <text:p>311</text:p>
          </table:table-cell>
          <table:table-cell table:style-name="ce2" table:formula="of:=['22'.O3]" office:value-type="float" office:value="0.992361454102594" calcext:value-type="float">
            <text:p>0.992</text:p>
          </table:table-cell>
          <table:table-cell table:formula="of:=['22'.N13]" office:value-type="float" office:value="253" calcext:value-type="float">
            <text:p>253</text:p>
          </table:table-cell>
          <table:table-cell table:style-name="ce2" table:formula="of:=['22'.N14]" office:value-type="float" office:value="0.934710121507717" calcext:value-type="float">
            <text:p>0.935</text:p>
          </table:table-cell>
          <table:table-cell table:formula="of:=['22'.O13]" office:value-type="float" office:value="243" calcext:value-type="float">
            <text:p>243</text:p>
          </table:table-cell>
          <table:table-cell table:style-name="ce2" table:formula="of:=['22'.O14]" office:value-type="float" office:value="0.93600983546708" calcext:value-type="float">
            <text:p>0.936</text:p>
          </table:table-cell>
          <table:table-cell table:number-columns-repeated="2"/>
          <table:table-cell office:value-type="string" calcext:value-type="string">
            <text:p>VP</text:p>
          </table:table-cell>
          <table:table-cell table:formula="of:=[.B15]/([.B15]+[.C15]+[.D15])" office:value-type="float" office:value="0.739766081871345" calcext:value-type="float">
            <text:p>0.7397660819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table:formula="of:=[.P6]/([.P6]+[.P7]+[.P8])" office:value-type="float" office:value="0.851851851851852" calcext:value-type="float">
            <text:p>0.85185185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7" calcext:value-type="float">
            <text:p>317</text:p>
          </table:table-cell>
          <table:table-cell office:value-type="float" office:value="0.993" calcext:value-type="float">
            <text:p>0.993</text:p>
          </table:table-cell>
          <table:table-cell office:value-type="float" office:value="311" calcext:value-type="float">
            <text:p>311</text:p>
          </table:table-cell>
          <table:table-cell table:style-name="ce1" office:value-type="float" office:value="0.992" calcext:value-type="float">
            <text:p>0.992</text:p>
          </table:table-cell>
          <table:table-cell office:value-type="float" office:value="253" calcext:value-type="float">
            <text:p>253</text:p>
          </table:table-cell>
          <table:table-cell table:style-name="ce1" office:value-type="float" office:value="0.935" calcext:value-type="float">
            <text:p>0.935</text:p>
          </table:table-cell>
          <table:table-cell office:value-type="float" office:value="243" calcext:value-type="float">
            <text:p>243</text:p>
          </table:table-cell>
          <table:table-cell table:style-name="ce1" office:value-type="float" office:value="0.936" calcext:value-type="float">
            <text:p>0.936</text:p>
          </table:table-cell>
          <table:table-cell table:number-columns-repeated="2"/>
          <table:table-cell office:value-type="string" calcext:value-type="string">
            <text:p>FP</text:p>
          </table:table-cell>
          <table:table-cell table:formula="of:=[.C15]/([.B15]+[.C15]+[.D15])" office:value-type="float" office:value="0.187134502923977" calcext:value-type="float">
            <text:p>0.1871345029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P7]/([.P6]+[.P7]+[.P8])" office:value-type="float" office:value="0.121693121693122" calcext:value-type="float">
            <text:p>0.1216931217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FN</text:p>
          </table:table-cell>
          <table:table-cell table:formula="of:=[.D15]/([.B15]+[.C15]+[.D15])" office:value-type="float" office:value="0.0730994152046784" calcext:value-type="float">
            <text:p>0.073099415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P8]/([.P6]+[.P7]+[.P8])" office:value-type="float" office:value="0.0264550264550265" calcext:value-type="float">
            <text:p>0.0264550265</text:p>
          </table:table-cell>
        </table:table-row>
        <table:table-row table:style-name="ro1">
          <table:table-cell table:style-name="Default"/>
          <table:table-cell office:value-type="string" calcext:value-type="string" table:number-columns-spanned="4" table:number-rows-spanned="1">
            <text:p>TM</text:p>
          </table:table-cell>
          <table:covered-table-cell table:number-columns-repeated="2"/>
          <table:covered-table-cell table:style-name="ce1"/>
          <table:table-cell office:value-type="string" calcext:value-type="string" table:number-columns-spanned="4" table:number-rows-spanned="1">
            <text:p>MIP</text:p>
          </table:table-cell>
          <table:covered-table-cell table:style-name="ce1"/>
          <table:covered-table-cell/>
          <table:covered-table-cell table:style-name="ce1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style-name="ce1" office:value-type="string" calcext:value-type="string">
            <text:p>Sensibilité</text:p>
          </table:table-cell>
          <table:table-cell office:value-type="string" calcext:value-type="string">
            <text:p>VP</text:p>
          </table:table-cell>
          <table:table-cell table:style-name="ce1"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style-name="ce1" office:value-type="string" calcext:value-type="string">
            <text:p>Sensibilité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F3]" office:value-type="float" office:value="217" calcext:value-type="float">
            <text:p>217</text:p>
          </table:table-cell>
          <table:table-cell table:formula="of:=[.B3]-[.F3]" office:value-type="float" office:value="56" calcext:value-type="float">
            <text:p>56</text:p>
          </table:table-cell>
          <table:table-cell table:formula="of:=342-[.B11]-[.C11]" office:value-type="float" office:value="69" calcext:value-type="float">
            <text:p>69</text:p>
          </table:table-cell>
          <table:table-cell table:style-name="ce2" table:formula="of:=[.B11]/([.B11]+[.D11])" office:value-type="float" office:value="0.758741258741259" calcext:value-type="float">
            <text:p>0.759</text:p>
          </table:table-cell>
          <table:table-cell table:formula="of:=[.H3]" office:value-type="float" office:value="243" calcext:value-type="float">
            <text:p>243</text:p>
          </table:table-cell>
          <table:table-cell table:style-name="ce1" table:formula="of:=[.D3]-[.H3]" office:value-type="float" office:value="68" calcext:value-type="float">
            <text:p>68</text:p>
          </table:table-cell>
          <table:table-cell table:formula="of:=342-[.F11]-[.G11]" office:value-type="float" office:value="31" calcext:value-type="float">
            <text:p>31</text:p>
          </table:table-cell>
          <table:table-cell table:style-name="ce2" table:formula="of:=[.F11]/([.F11]+[.H11])" office:value-type="float" office:value="0.886861313868613" calcext:value-type="float">
            <text:p>0.887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F4]" office:value-type="float" office:value="217" calcext:value-type="float">
            <text:p>217</text:p>
          </table:table-cell>
          <table:table-cell table:formula="of:=[.B4]-[.F4]" office:value-type="float" office:value="56" calcext:value-type="float">
            <text:p>56</text:p>
          </table:table-cell>
          <table:table-cell table:formula="of:=342-[.B12]-[.C12]" office:value-type="float" office:value="69" calcext:value-type="float">
            <text:p>69</text:p>
          </table:table-cell>
          <table:table-cell table:style-name="ce2" table:formula="of:=[.B12]/([.B12]+[.D12])" office:value-type="float" office:value="0.758741258741259" calcext:value-type="float">
            <text:p>0.759</text:p>
          </table:table-cell>
          <table:table-cell table:formula="of:=[.H4]" office:value-type="float" office:value="243" calcext:value-type="float">
            <text:p>243</text:p>
          </table:table-cell>
          <table:table-cell table:style-name="ce1" table:formula="of:=[.D4]-[.H4]" office:value-type="float" office:value="68" calcext:value-type="float">
            <text:p>68</text:p>
          </table:table-cell>
          <table:table-cell table:formula="of:=342-[.F12]-[.G12]" office:value-type="float" office:value="31" calcext:value-type="float">
            <text:p>31</text:p>
          </table:table-cell>
          <table:table-cell table:style-name="ce2" table:formula="of:=[.F12]/([.F12]+[.H12])" office:value-type="float" office:value="0.886861313868613" calcext:value-type="float">
            <text:p>0.88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F5]" office:value-type="float" office:value="250" calcext:value-type="float">
            <text:p>250</text:p>
          </table:table-cell>
          <table:table-cell table:formula="of:=[.B5]-[.F5]" office:value-type="float" office:value="62" calcext:value-type="float">
            <text:p>62</text:p>
          </table:table-cell>
          <table:table-cell table:formula="of:=342-[.B13]-[.C13]" office:value-type="float" office:value="30" calcext:value-type="float">
            <text:p>30</text:p>
          </table:table-cell>
          <table:table-cell table:style-name="ce2" table:formula="of:=[.B13]/([.B13]+[.D13])" office:value-type="float" office:value="0.892857142857143" calcext:value-type="float">
            <text:p>0.893</text:p>
          </table:table-cell>
          <table:table-cell table:formula="of:=[.H5]" office:value-type="float" office:value="243" calcext:value-type="float">
            <text:p>243</text:p>
          </table:table-cell>
          <table:table-cell table:style-name="ce1" table:formula="of:=[.D5]-[.H5]" office:value-type="float" office:value="68" calcext:value-type="float">
            <text:p>68</text:p>
          </table:table-cell>
          <table:table-cell table:formula="of:=342-[.F13]-[.G13]" office:value-type="float" office:value="31" calcext:value-type="float">
            <text:p>31</text:p>
          </table:table-cell>
          <table:table-cell table:style-name="ce2" table:formula="of:=[.F13]/([.F13]+[.H13])" office:value-type="float" office:value="0.886861313868613" calcext:value-type="float">
            <text:p>0.887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F6]" office:value-type="float" office:value="253" calcext:value-type="float">
            <text:p>253</text:p>
          </table:table-cell>
          <table:table-cell table:formula="of:=[.B6]-[.F6]" office:value-type="float" office:value="63" calcext:value-type="float">
            <text:p>63</text:p>
          </table:table-cell>
          <table:table-cell table:formula="of:=342-[.B14]-[.C14]" office:value-type="float" office:value="26" calcext:value-type="float">
            <text:p>26</text:p>
          </table:table-cell>
          <table:table-cell table:style-name="ce2" table:formula="of:=[.B14]/([.B14]+[.D14])" office:value-type="float" office:value="0.906810035842294" calcext:value-type="float">
            <text:p>0.907</text:p>
          </table:table-cell>
          <table:table-cell table:formula="of:=[.H6]" office:value-type="float" office:value="243" calcext:value-type="float">
            <text:p>243</text:p>
          </table:table-cell>
          <table:table-cell table:style-name="ce1" table:formula="of:=[.D6]-[.H6]" office:value-type="float" office:value="68" calcext:value-type="float">
            <text:p>68</text:p>
          </table:table-cell>
          <table:table-cell table:formula="of:=342-[.F14]-[.G14]" office:value-type="float" office:value="31" calcext:value-type="float">
            <text:p>31</text:p>
          </table:table-cell>
          <table:table-cell table:style-name="ce2" table:formula="of:=[.F14]/([.F14]+[.H14])" office:value-type="float" office:value="0.886861313868613" calcext:value-type="float">
            <text:p>0.887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F7]" office:value-type="float" office:value="253" calcext:value-type="float">
            <text:p>253</text:p>
          </table:table-cell>
          <table:table-cell table:formula="of:=[.B7]-[.F7]" office:value-type="float" office:value="64" calcext:value-type="float">
            <text:p>64</text:p>
          </table:table-cell>
          <table:table-cell table:formula="of:=342-[.B15]-[.C15]" office:value-type="float" office:value="25" calcext:value-type="float">
            <text:p>25</text:p>
          </table:table-cell>
          <table:table-cell table:style-name="ce2" table:formula="of:=[.B15]/([.B15]+[.D15])" office:value-type="float" office:value="0.910071942446043" calcext:value-type="float">
            <text:p>0.910</text:p>
          </table:table-cell>
          <table:table-cell table:formula="of:=[.H7]" office:value-type="float" office:value="243" calcext:value-type="float">
            <text:p>243</text:p>
          </table:table-cell>
          <table:table-cell table:style-name="ce1" table:formula="of:=[.D7]-[.H7]" office:value-type="float" office:value="68" calcext:value-type="float">
            <text:p>68</text:p>
          </table:table-cell>
          <table:table-cell table:formula="of:=342-[.F15]-[.G15]" office:value-type="float" office:value="31" calcext:value-type="float">
            <text:p>31</text:p>
          </table:table-cell>
          <table:table-cell table:style-name="ce2" table:formula="of:=[.F15]/([.F15]+[.H15])" office:value-type="float" office:value="0.886861313868613" calcext:value-type="float">
            <text:p>0.887</text:p>
          </table:table-cell>
          <table:table-cell table:number-columns-repeated="8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emp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TM</text:p>
          </table:table-cell>
          <table:table-cell office:value-type="string" calcext:value-type="string">
            <text:p>MIP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5169+4570+4706)/3" office:value-type="float" office:value="4815" calcext:value-type="float">
            <text:p>4815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7368+7511+7318)/3" office:value-type="float" office:value="7399" calcext:value-type="float">
            <text:p>7399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4819+4684+4702)/3" office:value-type="float" office:value="4735" calcext:value-type="float">
            <text:p>4735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6709+6544+6283)/3" office:value-type="float" office:value="6512" calcext:value-type="float">
            <text:p>6512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31693+31487+31599)/3" office:value-type="float" office:value="31593" calcext:value-type="float">
            <text:p>31593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</table:table-row>
      </table:table>
      <table:table table:name="11" table:style-name="ta1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5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5])" office:value-type="float" office:value="273" calcext:value-type="float">
            <text:p>273</text:p>
          </table:table-cell>
          <table:table-cell table:formula="of:=SUM([.K2:.K345])" office:value-type="float" office:value="311" calcext:value-type="float">
            <text:p>311</text:p>
          </table:table-cell>
          <table:table-cell table:formula="of:=SUM([.L2:.L345])" office:value-type="float" office:value="319" calcext:value-type="float">
            <text:p>319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3])/(342)" office:value-type="float" office:value="0.983943003260962" calcext:value-type="float">
            <text:p>0.983943003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5698389322276" calcext:value-type="float">
            <text:p>0.9956983893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17" calcext:value-type="float">
            <text:p>217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1" calcext:value-type="float">
            <text:p>251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5])/(342)" office:value-type="float" office:value="0.904855466017848" calcext:value-type="float">
            <text:p>0.904855466</text:p>
          </table:table-cell>
          <table:table-cell table:formula="of:=SUM([.F2:.F345])/(342)" office:value-type="float" office:value="0.93600983546708" calcext:value-type="float">
            <text:p>0.9360098355</text:p>
          </table:table-cell>
          <table:table-cell table:formula="of:=SUM([.H2:.H345])/(342)" office:value-type="float" office:value="0.940760829904648" calcext:value-type="float">
            <text:p>0.9407608299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509090909090909" calcext:value-type="float">
            <text:p>0.509090909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808510638297872" calcext:value-type="float">
            <text:p>0.8085106383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nniatin F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54])" office:value-type="float" office:value="0" calcext:value-type="float">
            <text:p>0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0" calcext:value-type="float">
            <text:p>0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licylindramide C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813008130081301" calcext:value-type="float">
            <text:p>0.8130081301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alicylindramide A</text:p>
          </table:table-cell>
          <table:table-cell office:value-type="float" office:value="0.901639344262295" calcext:value-type="float">
            <text:p>0.9016393443</text:p>
          </table:table-cell>
          <table:table-cell office:value-type="float" office:value="0.811475409836066" calcext:value-type="float">
            <text:p>0.8114754098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0" calcext:value-type="float">
            <text:p>0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licylindramide B</text:p>
          </table:table-cell>
          <table:table-cell office:value-type="float" office:value="0.90983606557377" calcext:value-type="float">
            <text:p>0.9098360656</text:p>
          </table:table-cell>
          <table:table-cell office:value-type="float" office:value="0.819672131147541" calcext:value-type="float">
            <text:p>0.8196721311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0" calcext:value-type="float">
            <text:p>0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ntiamoebin II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30508474576271" calcext:value-type="float">
            <text:p>0.83050847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84])" office:value-type="float" office:value="0" calcext:value-type="float">
            <text:p>0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seudobactin A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crosclerodermin B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quinomycin C</text:p>
          </table:table-cell>
          <table:table-cell table:number-columns-repeated="2" office:value-type="float" office:value="0.91358024691358" calcext:value-type="float">
            <text:p>0.913580246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98])" office:value-type="float" office:value="0" calcext:value-type="float">
            <text:p>0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quinomycin B</text:p>
          </table:table-cell>
          <table:table-cell table:number-columns-repeated="2" office:value-type="float" office:value="0.911392405063291" calcext:value-type="float">
            <text:p>0.911392405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lastatin 1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6])" office:value-type="float" office:value="0" calcext:value-type="float">
            <text:p>0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0" calcext:value-type="float">
            <text:p>0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olastatin 10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abaenopeptilide 90A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573529411764706" calcext:value-type="float">
            <text:p>0.57352941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24])" office:value-type="float" office:value="0" calcext:value-type="float">
            <text:p>0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0" calcext:value-type="float">
            <text:p>0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uineamide C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41304347826087" calcext:value-type="float">
            <text:p>0.41304347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37])" office:value-type="float" office:value="0" calcext:value-type="float">
            <text:p>0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0" calcext:value-type="float">
            <text:p>0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uberactinomycin A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0" calcext:value-type="float">
            <text:p>0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esmethylDestruxin B2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282051282051282" calcext:value-type="float">
            <text:p>0.282051282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0" calcext:value-type="float">
            <text:p>0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amethicin F50</text:p>
          </table:table-cell>
          <table:table-cell office:value-type="float" office:value="0.964028776978417" calcext:value-type="float">
            <text:p>0.964028777</text:p>
          </table:table-cell>
          <table:table-cell office:value-type="float" office:value="0.906474820143885" calcext:value-type="float">
            <text:p>0.90647482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8])" office:value-type="float" office:value="0" calcext:value-type="float">
            <text:p>0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0" calcext:value-type="float">
            <text:p>0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icrocystin L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784615384615385" calcext:value-type="float">
            <text:p>0.78461538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9])" office:value-type="float" office:value="0" calcext:value-type="float">
            <text:p>0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0" calcext:value-type="float">
            <text:p>0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ahalalide S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heonellamide D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89830508474576" calcext:value-type="float">
            <text:p>0.8898305085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0" calcext:value-type="float">
            <text:p>0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0" calcext:value-type="float">
            <text:p>0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0.926605504587156" calcext:value-type="float">
            <text:p>0.9266055046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0" calcext:value-type="float">
            <text:p>0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0" calcext:value-type="float">
            <text:p>0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heonellamide E</text:p>
          </table:table-cell>
          <table:table-cell office:value-type="float" office:value="0.9" calcext:value-type="float">
            <text:p>0.9</text:p>
          </table:table-cell>
          <table:table-cell office:value-type="float" office:value="0.841666666666667" calcext:value-type="float">
            <text:p>0.8416666667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0" calcext:value-type="float">
            <text:p>0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0" calcext:value-type="float">
            <text:p>0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A</text:p>
          </table:table-cell>
          <table:table-cell office:value-type="float" office:value="0.900826446280992" calcext:value-type="float">
            <text:p>0.9008264463</text:p>
          </table:table-cell>
          <table:table-cell office:value-type="float" office:value="0.84297520661157" calcext:value-type="float">
            <text:p>0.8429752066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0" calcext:value-type="float">
            <text:p>0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0" calcext:value-type="float">
            <text:p>0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otuporin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voparcin-beta</text:p>
          </table:table-cell>
          <table:table-cell office:value-type="float" office:value="0.948529411764706" calcext:value-type="float">
            <text:p>0.9485294118</text:p>
          </table:table-cell>
          <table:table-cell office:value-type="float" office:value="0.551470588235294" calcext:value-type="float">
            <text:p>0.551470588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0.919117647058824" calcext:value-type="float">
            <text:p>0.9191176471</text:p>
          </table:table-cell>
          <table:table-cell office:value-type="float" office:value="0.720588235294118" calcext:value-type="float">
            <text:p>0.7205882353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0" calcext:value-type="float">
            <text:p>0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hakellistatin 13</text:p>
          </table:table-cell>
          <table:table-cell office:value-type="float" office:value="0.982758620689655" calcext:value-type="float">
            <text:p>0.9827586207</text:p>
          </table:table-cell>
          <table:table-cell office:value-type="float" office:value="0.620689655172414" calcext:value-type="float">
            <text:p>0.62068965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88])" office:value-type="float" office:value="0" calcext:value-type="float">
            <text:p>0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0" calcext:value-type="float">
            <text:p>0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C-toxin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0.451612903225806" calcext:value-type="float">
            <text:p>0.451612903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5])" office:value-type="float" office:value="0" calcext:value-type="float">
            <text:p>0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0" calcext:value-type="float">
            <text:p>0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ycobacillin</text:p>
          </table:table-cell>
          <table:table-cell office:value-type="float" office:value="0.925925925925926" calcext:value-type="float">
            <text:p>0.9259259259</text:p>
          </table:table-cell>
          <table:table-cell office:value-type="float" office:value="0.657407407407407" calcext:value-type="float">
            <text:p>0.657407407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0" calcext:value-type="float">
            <text:p>0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ajusculamide C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05])" office:value-type="float" office:value="0" calcext:value-type="float">
            <text:p>0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0" calcext:value-type="float">
            <text:p>0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voparcin-alpha</text:p>
          </table:table-cell>
          <table:table-cell office:value-type="float" office:value="0.948148148148148" calcext:value-type="float">
            <text:p>0.9481481481</text:p>
          </table:table-cell>
          <table:table-cell office:value-type="float" office:value="0.548148148148148" calcext:value-type="float">
            <text:p>0.5481481481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918518518518518" calcext:value-type="float">
            <text:p>0.9185185185</text:p>
          </table:table-cell>
          <table:table-cell office:value-type="float" office:value="0.718518518518519" calcext:value-type="float">
            <text:p>0.7185185185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0" calcext:value-type="float">
            <text:p>0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echinomycin</text:p>
          </table:table-cell>
          <table:table-cell office:value-type="float" office:value="0.922077922077922" calcext:value-type="float">
            <text:p>0.9220779221</text:p>
          </table:table-cell>
          <table:table-cell office:value-type="float" office:value="0.805194805194805" calcext:value-type="float">
            <text:p>0.80519480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estruxin E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0" calcext:value-type="float">
            <text:p>0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uberactinomycin N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0" calcext:value-type="float">
            <text:p>0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olaasin I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0" calcext:value-type="float">
            <text:p>0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olaasin C</text:p>
          </table:table-cell>
          <table:table-cell office:value-type="float" office:value="1" calcext:value-type="float">
            <text:p>1</text:p>
          </table:table-cell>
          <table:table-cell office:value-type="float" office:value="0.851063829787234" calcext:value-type="float">
            <text:p>0.85106382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0" calcext:value-type="float">
            <text:p>0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olaasin D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0" calcext:value-type="float">
            <text:p>0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olaasin A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0" calcext:value-type="float">
            <text:p>0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olaasin B</text:p>
          </table:table-cell>
          <table:table-cell office:value-type="float" office:value="1" calcext:value-type="float">
            <text:p>1</text:p>
          </table:table-cell>
          <table:table-cell office:value-type="float" office:value="0.848920863309353" calcext:value-type="float">
            <text:p>0.84892086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0" calcext:value-type="float">
            <text:p>0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olaasin E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0" calcext:value-type="float">
            <text:p>0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nduracidin A</text:p>
          </table:table-cell>
          <table:table-cell office:value-type="float" office:value="0.903614457831325" calcext:value-type="float">
            <text:p>0.9036144578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0" calcext:value-type="float">
            <text:p>0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0" calcext:value-type="float">
            <text:p>0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enduracidin B</text:p>
          </table:table-cell>
          <table:table-cell office:value-type="float" office:value="0.904191616766467" calcext:value-type="float">
            <text:p>0.9041916168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0" calcext:value-type="float">
            <text:p>0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0" calcext:value-type="float">
            <text:p>0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icrospinosamide</text:p>
          </table:table-cell>
          <table:table-cell office:value-type="float" office:value="0.94017094017094" calcext:value-type="float">
            <text:p>0.9401709402</text:p>
          </table:table-cell>
          <table:table-cell office:value-type="float" office:value="0.811965811965812" calcext:value-type="float">
            <text:p>0.8119658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51])" office:value-type="float" office:value="0" calcext:value-type="float">
            <text:p>0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0" calcext:value-type="float">
            <text:p>0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0" calcext:value-type="float">
            <text:p>0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friulimicin B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0" calcext:value-type="float">
            <text:p>0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harzianin HC I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585858585858586" calcext:value-type="float">
            <text:p>0.585858585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0" calcext:value-type="float">
            <text:p>0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oroxymithine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0" calcext:value-type="float">
            <text:p>0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0" calcext:value-type="float">
            <text:p>0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yclotheonamide A</text:p>
          </table:table-cell>
          <table:table-cell office:value-type="float" office:value="0.905660377358491" calcext:value-type="float">
            <text:p>0.9056603774</text:p>
          </table:table-cell>
          <table:table-cell office:value-type="float" office:value="0.547169811320755" calcext:value-type="float">
            <text:p>0.5471698113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0" calcext:value-type="float">
            <text:p>0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olydiscamide D</text:p>
          </table:table-cell>
          <table:table-cell office:value-type="float" office:value="0.964912280701754" calcext:value-type="float">
            <text:p>0.9649122807</text:p>
          </table:table-cell>
          <table:table-cell office:value-type="float" office:value="0.87719298245614" calcext:value-type="float">
            <text:p>0.877192982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0])" office:value-type="float" office:value="0" calcext:value-type="float">
            <text:p>0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0" calcext:value-type="float">
            <text:p>0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olydiscamide C</text:p>
          </table:table-cell>
          <table:table-cell office:value-type="float" office:value="0.939130434782609" calcext:value-type="float">
            <text:p>0.9391304348</text:p>
          </table:table-cell>
          <table:table-cell office:value-type="float" office:value="0.808695652173913" calcext:value-type="float">
            <text:p>0.80869565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1])" office:value-type="float" office:value="0" calcext:value-type="float">
            <text:p>0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0" calcext:value-type="float">
            <text:p>0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olaasin II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0" calcext:value-type="float">
            <text:p>0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mpedopeptin</text:p>
          </table:table-cell>
          <table:table-cell office:value-type="float" office:value="1" calcext:value-type="float">
            <text:p>1</text:p>
          </table:table-cell>
          <table:table-cell office:value-type="float" office:value="0.746835443037975" calcext:value-type="float">
            <text:p>0.74683544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0" calcext:value-type="float">
            <text:p>0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papuamide B</text:p>
          </table:table-cell>
          <table:table-cell office:value-type="float" office:value="0.94949494949495" calcext:value-type="float">
            <text:p>0.9494949495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0" calcext:value-type="float">
            <text:p>0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apuamide A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0" calcext:value-type="float">
            <text:p>0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acitracin F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0" calcext:value-type="float">
            <text:p>0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destruxin B2</text:p>
          </table:table-cell>
          <table:table-cell office:value-type="float" office:value="0.9" calcext:value-type="float">
            <text:p>0.9</text:p>
          </table:table-cell>
          <table:table-cell office:value-type="float" office:value="0.275" calcext:value-type="float">
            <text:p>0.2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0" calcext:value-type="float">
            <text:p>0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iturin A-2</text:p>
          </table:table-cell>
          <table:table-cell office:value-type="float" office:value="0.905405405405405" calcext:value-type="float">
            <text:p>0.9054054054</text:p>
          </table:table-cell>
          <table:table-cell office:value-type="float" office:value="0.716216216216216" calcext:value-type="float">
            <text:p>0.716216216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35])" office:value-type="float" office:value="0" calcext:value-type="float">
            <text:p>0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0" calcext:value-type="float">
            <text:p>0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olydiscamide B</text:p>
          </table:table-cell>
          <table:table-cell office:value-type="float" office:value="0.939655172413793" calcext:value-type="float">
            <text:p>0.9396551724</text:p>
          </table:table-cell>
          <table:table-cell office:value-type="float" office:value="0.810344827586207" calcext:value-type="float">
            <text:p>0.810344827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41])" office:value-type="float" office:value="0" calcext:value-type="float">
            <text:p>0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0" calcext:value-type="float">
            <text:p>0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deglucobalhimycin</text:p>
          </table:table-cell>
          <table:table-cell office:value-type="float" office:value="0.934065934065934" calcext:value-type="float">
            <text:p>0.934065934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45054945054945" calcext:value-type="float">
            <text:p>0.9450549451</text:p>
          </table:table-cell>
          <table:table-cell office:value-type="float" office:value="0.879120879120879" calcext:value-type="float">
            <text:p>0.8791208791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4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7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7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1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10481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1m2" table:style-name="ta1"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1" table:default-cell-style-name="ce3"/>
        <table:table-column table:style-name="co16" table:default-cell-style-name="ce3"/>
        <table:table-column table:style-name="co15" table:default-cell-style-name="ce3"/>
        <table:table-column table:style-name="co17" table:default-cell-style-name="ce3"/>
        <table:table-column table:style-name="co18" table:default-cell-style-name="ce3"/>
        <table:table-column table:style-name="co13" table:number-columns-repeated="1016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5])" office:value-type="float" office:value="312" calcext:value-type="float">
            <text:p>312</text:p>
          </table:table-cell>
          <table:table-cell table:formula="of:=SUM([.K2:.K345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3])/(342)" office:value-type="float" office:value="0.992281034523948" calcext:value-type="float">
            <text:p>0.9922810345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30769230769231" calcext:value-type="float">
            <text:p>0.730769230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0" calcext:value-type="float">
            <text:p>250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5])/(342)" office:value-type="float" office:value="0.933006298266174" calcext:value-type="float">
            <text:p>0.9330062983</text:p>
          </table:table-cell>
          <table:table-cell table:formula="of:=SUM([.F2:.F345])/(342)" office:value-type="float" office:value="0.93600983546708" calcext:value-type="float">
            <text:p>0.9360098355</text:p>
          </table:table-cell>
          <table:table-cell table:formula="of:=SUM([.H2:.H345])/(342)" office:value-type="float" office:value="0.940074181980623" calcext:value-type="float">
            <text:p>0.940074182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1" calcext:value-type="float">
            <text:p>1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1" calcext:value-type="float">
            <text:p>1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1" calcext:value-type="float">
            <text:p>1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seudobactin A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76056338028169" calcext:value-type="float">
            <text:p>0.7605633803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1" calcext:value-type="float">
            <text:p>1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0])" office:value-type="float" office:value="1" calcext:value-type="float">
            <text:p>1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1" calcext:value-type="float">
            <text:p>1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otuporin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2352941176471" calcext:value-type="float">
            <text:p>0.632352941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2962962962963" calcext:value-type="float">
            <text:p>0.6296296296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echinomycin</text:p>
          </table:table-cell>
          <table:table-cell table:number-columns-repeated="2" office:value-type="float" office:value="0.909090909090909" calcext:value-type="float">
            <text:p>0.909090909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estruxin A</text:p>
          </table:table-cell>
          <table:table-cell office:value-type="float" office:value="0.975609756097561" calcext:value-type="float">
            <text:p>0.975609756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7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6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1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1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2m1" table:style-name="ta1">
        <table:table-column table:style-name="co19" table:default-cell-style-name="ce3"/>
        <table:table-column table:style-name="co20" table:default-cell-style-name="ce3"/>
        <table:table-column table:style-name="co8" table:default-cell-style-name="ce3"/>
        <table:table-column table:style-name="co11" table:default-cell-style-name="ce3"/>
        <table:table-column table:style-name="co21" table:default-cell-style-name="ce3"/>
        <table:table-column table:style-name="co9" table:default-cell-style-name="ce3"/>
        <table:table-column table:style-name="co21" table:default-cell-style-name="ce3"/>
        <table:table-column table:style-name="co22" table:default-cell-style-name="ce3"/>
        <table:table-column table:style-name="co13" table:number-columns-repeated="1016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273" calcext:value-type="float">
            <text:p>273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1" calcext:value-type="float">
            <text:p>321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83697894978431" calcext:value-type="float">
            <text:p>0.983697895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73137376144" calcext:value-type="float">
            <text:p>0.9961731374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17" calcext:value-type="float">
            <text:p>217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1" calcext:value-type="float">
            <text:p>251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03830631609474" calcext:value-type="float">
            <text:p>0.9038306316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41278736872503" calcext:value-type="float">
            <text:p>0.9412787369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509090909090909" calcext:value-type="float">
            <text:p>0.509090909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808510638297872" calcext:value-type="float">
            <text:p>0.8085106383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nniatin F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54])" office:value-type="float" office:value="0" calcext:value-type="float">
            <text:p>0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0" calcext:value-type="float">
            <text:p>0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licylindramide C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813008130081301" calcext:value-type="float">
            <text:p>0.8130081301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A</text:p>
          </table:table-cell>
          <table:table-cell office:value-type="float" office:value="0.901639344262295" calcext:value-type="float">
            <text:p>0.9016393443</text:p>
          </table:table-cell>
          <table:table-cell office:value-type="float" office:value="0.811475409836066" calcext:value-type="float">
            <text:p>0.8114754098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0" calcext:value-type="float">
            <text:p>0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alicylindramide B</text:p>
          </table:table-cell>
          <table:table-cell office:value-type="float" office:value="0.926229508196721" calcext:value-type="float">
            <text:p>0.9262295082</text:p>
          </table:table-cell>
          <table:table-cell office:value-type="float" office:value="0.729508196721311" calcext:value-type="float">
            <text:p>0.7295081967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0" calcext:value-type="float">
            <text:p>0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ntiamoebin II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22033898305085" calcext:value-type="float">
            <text:p>0.82203389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84])" office:value-type="float" office:value="0" calcext:value-type="float">
            <text:p>0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icrosclerodermin B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quinomycin C</text:p>
          </table:table-cell>
          <table:table-cell table:number-columns-repeated="2" office:value-type="float" office:value="0.91358024691358" calcext:value-type="float">
            <text:p>0.913580246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98])" office:value-type="float" office:value="0" calcext:value-type="float">
            <text:p>0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quinomycin B</text:p>
          </table:table-cell>
          <table:table-cell table:number-columns-repeated="2" office:value-type="float" office:value="0.911392405063291" calcext:value-type="float">
            <text:p>0.911392405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olastatin 1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6])" office:value-type="float" office:value="0" calcext:value-type="float">
            <text:p>0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0" calcext:value-type="float">
            <text:p>0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olastatin 10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nabaenopeptilide 90A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573529411764706" calcext:value-type="float">
            <text:p>0.57352941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24])" office:value-type="float" office:value="0" calcext:value-type="float">
            <text:p>0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0" calcext:value-type="float">
            <text:p>0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uineamide C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41304347826087" calcext:value-type="float">
            <text:p>0.41304347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37])" office:value-type="float" office:value="0" calcext:value-type="float">
            <text:p>0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0" calcext:value-type="float">
            <text:p>0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uberactinomycin A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0" calcext:value-type="float">
            <text:p>0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esmethylDestruxin B2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282051282051282" calcext:value-type="float">
            <text:p>0.282051282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0" calcext:value-type="float">
            <text:p>0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lamethicin F50</text:p>
          </table:table-cell>
          <table:table-cell office:value-type="float" office:value="0.913669064748201" calcext:value-type="float">
            <text:p>0.9136690647</text:p>
          </table:table-cell>
          <table:table-cell office:value-type="float" office:value="0.841726618705036" calcext:value-type="float">
            <text:p>0.84172661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8])" office:value-type="float" office:value="0" calcext:value-type="float">
            <text:p>0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0" calcext:value-type="float">
            <text:p>0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icrocystin L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784615384615385" calcext:value-type="float">
            <text:p>0.78461538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9])" office:value-type="float" office:value="0" calcext:value-type="float">
            <text:p>0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0" calcext:value-type="float">
            <text:p>0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ahalalide S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D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89830508474576" calcext:value-type="float">
            <text:p>0.8898305085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0" calcext:value-type="float">
            <text:p>0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0" calcext:value-type="float">
            <text:p>0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0.926605504587156" calcext:value-type="float">
            <text:p>0.9266055046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0" calcext:value-type="float">
            <text:p>0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0" calcext:value-type="float">
            <text:p>0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heonellamide E</text:p>
          </table:table-cell>
          <table:table-cell office:value-type="float" office:value="0.9" calcext:value-type="float">
            <text:p>0.9</text:p>
          </table:table-cell>
          <table:table-cell office:value-type="float" office:value="0.841666666666667" calcext:value-type="float">
            <text:p>0.8416666667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0" calcext:value-type="float">
            <text:p>0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0" calcext:value-type="float">
            <text:p>0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heonellamide A</text:p>
          </table:table-cell>
          <table:table-cell office:value-type="float" office:value="0.900826446280992" calcext:value-type="float">
            <text:p>0.9008264463</text:p>
          </table:table-cell>
          <table:table-cell office:value-type="float" office:value="0.84297520661157" calcext:value-type="float">
            <text:p>0.8429752066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0" calcext:value-type="float">
            <text:p>0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0" calcext:value-type="float">
            <text:p>0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otuporin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voparcin-beta</text:p>
          </table:table-cell>
          <table:table-cell office:value-type="float" office:value="0.948529411764706" calcext:value-type="float">
            <text:p>0.9485294118</text:p>
          </table:table-cell>
          <table:table-cell office:value-type="float" office:value="0.551470588235294" calcext:value-type="float">
            <text:p>0.551470588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hakellistatin 13</text:p>
          </table:table-cell>
          <table:table-cell office:value-type="float" office:value="0.982758620689655" calcext:value-type="float">
            <text:p>0.9827586207</text:p>
          </table:table-cell>
          <table:table-cell office:value-type="float" office:value="0.620689655172414" calcext:value-type="float">
            <text:p>0.62068965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88])" office:value-type="float" office:value="0" calcext:value-type="float">
            <text:p>0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0" calcext:value-type="float">
            <text:p>0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HC-toxin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0.451612903225806" calcext:value-type="float">
            <text:p>0.451612903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5])" office:value-type="float" office:value="0" calcext:value-type="float">
            <text:p>0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0" calcext:value-type="float">
            <text:p>0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mycobacillin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583333333333333" calcext:value-type="float">
            <text:p>0.58333333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0" calcext:value-type="float">
            <text:p>0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majusculamide C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05])" office:value-type="float" office:value="0" calcext:value-type="float">
            <text:p>0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0" calcext:value-type="float">
            <text:p>0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voparcin-alpha</text:p>
          </table:table-cell>
          <table:table-cell office:value-type="float" office:value="0.948148148148148" calcext:value-type="float">
            <text:p>0.9481481481</text:p>
          </table:table-cell>
          <table:table-cell office:value-type="float" office:value="0.548148148148148" calcext:value-type="float">
            <text:p>0.5481481481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echinomycin</text:p>
          </table:table-cell>
          <table:table-cell office:value-type="float" office:value="0.922077922077922" calcext:value-type="float">
            <text:p>0.9220779221</text:p>
          </table:table-cell>
          <table:table-cell office:value-type="float" office:value="0.805194805194805" calcext:value-type="float">
            <text:p>0.80519480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estruxin E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0" calcext:value-type="float">
            <text:p>0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uberactinomycin N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0" calcext:value-type="float">
            <text:p>0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olaasin I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0" calcext:value-type="float">
            <text:p>0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olaasin C</text:p>
          </table:table-cell>
          <table:table-cell office:value-type="float" office:value="1" calcext:value-type="float">
            <text:p>1</text:p>
          </table:table-cell>
          <table:table-cell office:value-type="float" office:value="0.851063829787234" calcext:value-type="float">
            <text:p>0.85106382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0" calcext:value-type="float">
            <text:p>0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olaasin D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0" calcext:value-type="float">
            <text:p>0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olaasin A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0" calcext:value-type="float">
            <text:p>0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olaasin B</text:p>
          </table:table-cell>
          <table:table-cell office:value-type="float" office:value="1" calcext:value-type="float">
            <text:p>1</text:p>
          </table:table-cell>
          <table:table-cell office:value-type="float" office:value="0.848920863309353" calcext:value-type="float">
            <text:p>0.84892086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0" calcext:value-type="float">
            <text:p>0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olaasin E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0" calcext:value-type="float">
            <text:p>0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nduracidin A</text:p>
          </table:table-cell>
          <table:table-cell office:value-type="float" office:value="0.903614457831325" calcext:value-type="float">
            <text:p>0.9036144578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0" calcext:value-type="float">
            <text:p>0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0" calcext:value-type="float">
            <text:p>0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enduracidin B</text:p>
          </table:table-cell>
          <table:table-cell office:value-type="float" office:value="0.904191616766467" calcext:value-type="float">
            <text:p>0.9041916168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0" calcext:value-type="float">
            <text:p>0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0" calcext:value-type="float">
            <text:p>0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microspinosamide</text:p>
          </table:table-cell>
          <table:table-cell office:value-type="float" office:value="0.94017094017094" calcext:value-type="float">
            <text:p>0.9401709402</text:p>
          </table:table-cell>
          <table:table-cell office:value-type="float" office:value="0.811965811965812" calcext:value-type="float">
            <text:p>0.8119658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51])" office:value-type="float" office:value="0" calcext:value-type="float">
            <text:p>0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0" calcext:value-type="float">
            <text:p>0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picidin C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0" calcext:value-type="float">
            <text:p>0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friulimicin B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0" calcext:value-type="float">
            <text:p>0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harzianin HC I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585858585858586" calcext:value-type="float">
            <text:p>0.585858585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0" calcext:value-type="float">
            <text:p>0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oroxymithine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0" calcext:value-type="float">
            <text:p>0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0" calcext:value-type="float">
            <text:p>0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yclotheonamide A</text:p>
          </table:table-cell>
          <table:table-cell office:value-type="float" office:value="0.905660377358491" calcext:value-type="float">
            <text:p>0.9056603774</text:p>
          </table:table-cell>
          <table:table-cell office:value-type="float" office:value="0.547169811320755" calcext:value-type="float">
            <text:p>0.5471698113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0" calcext:value-type="float">
            <text:p>0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olydiscamide D</text:p>
          </table:table-cell>
          <table:table-cell office:value-type="float" office:value="0.93859649122807" calcext:value-type="float">
            <text:p>0.9385964912</text:p>
          </table:table-cell>
          <table:table-cell office:value-type="float" office:value="0.807017543859649" calcext:value-type="float">
            <text:p>0.807017543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0])" office:value-type="float" office:value="0" calcext:value-type="float">
            <text:p>0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0" calcext:value-type="float">
            <text:p>0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olydiscamide C</text:p>
          </table:table-cell>
          <table:table-cell office:value-type="float" office:value="0.939130434782609" calcext:value-type="float">
            <text:p>0.9391304348</text:p>
          </table:table-cell>
          <table:table-cell office:value-type="float" office:value="0.808695652173913" calcext:value-type="float">
            <text:p>0.80869565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1])" office:value-type="float" office:value="0" calcext:value-type="float">
            <text:p>0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0" calcext:value-type="float">
            <text:p>0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olaasin II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0" calcext:value-type="float">
            <text:p>0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empedopeptin</text:p>
          </table:table-cell>
          <table:table-cell office:value-type="float" office:value="1" calcext:value-type="float">
            <text:p>1</text:p>
          </table:table-cell>
          <table:table-cell office:value-type="float" office:value="0.746835443037975" calcext:value-type="float">
            <text:p>0.74683544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0" calcext:value-type="float">
            <text:p>0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apuamide B</text:p>
          </table:table-cell>
          <table:table-cell office:value-type="float" office:value="0.94949494949495" calcext:value-type="float">
            <text:p>0.9494949495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0" calcext:value-type="float">
            <text:p>0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apuamide A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0" calcext:value-type="float">
            <text:p>0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bacitracin F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0" calcext:value-type="float">
            <text:p>0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destruxin B2</text:p>
          </table:table-cell>
          <table:table-cell office:value-type="float" office:value="0.9" calcext:value-type="float">
            <text:p>0.9</text:p>
          </table:table-cell>
          <table:table-cell office:value-type="float" office:value="0.275" calcext:value-type="float">
            <text:p>0.2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0" calcext:value-type="float">
            <text:p>0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iturin A-2</text:p>
          </table:table-cell>
          <table:table-cell office:value-type="float" office:value="0.905405405405405" calcext:value-type="float">
            <text:p>0.9054054054</text:p>
          </table:table-cell>
          <table:table-cell office:value-type="float" office:value="0.716216216216216" calcext:value-type="float">
            <text:p>0.716216216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35])" office:value-type="float" office:value="0" calcext:value-type="float">
            <text:p>0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0" calcext:value-type="float">
            <text:p>0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polydiscamide B</text:p>
          </table:table-cell>
          <table:table-cell office:value-type="float" office:value="0.939655172413793" calcext:value-type="float">
            <text:p>0.9396551724</text:p>
          </table:table-cell>
          <table:table-cell office:value-type="float" office:value="0.810344827586207" calcext:value-type="float">
            <text:p>0.810344827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41])" office:value-type="float" office:value="0" calcext:value-type="float">
            <text:p>0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0" calcext:value-type="float">
            <text:p>0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deglucobalhimycin</text:p>
          </table:table-cell>
          <table:table-cell office:value-type="float" office:value="0.934065934065934" calcext:value-type="float">
            <text:p>0.934065934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45054945054945" calcext:value-type="float">
            <text:p>0.9450549451</text:p>
          </table:table-cell>
          <table:table-cell office:value-type="float" office:value="0.879120879120879" calcext:value-type="float">
            <text:p>0.8791208791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2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2" table:style-name="ta1">
        <table:table-column table:style-name="co1" table:number-columns-repeated="8" table:default-cell-style-name="ce3"/>
        <table:table-column table:style-name="co1" table:default-cell-style-name="Default"/>
        <table:table-column table:style-name="co1" table:number-columns-repeated="11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316" calcext:value-type="float">
            <text:p>316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0" calcext:value-type="float">
            <text:p>0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93105025337548" calcext:value-type="float">
            <text:p>0.993105025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1" calcext:value-type="float">
            <text:p>1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otupor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0" calcext:value-type="float">
            <text:p>0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1" calcext:value-type="float">
            <text:p>1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5])" office:value-type="float" office:value="0" calcext:value-type="float">
            <text:p>0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0" calcext:value-type="float">
            <text:p>0</text:p>
          </table:table-cell>
          <table:table-cell table:formula="of:=TRUNC([.F5])" office:value-type="float" office:value="0" calcext:value-type="float">
            <text:p>0</text:p>
          </table:table-cell>
          <table:table-cell table:formula="of:=TRUNC([.H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6])" office:value-type="float" office:value="1" calcext:value-type="float">
            <text:p>1</text:p>
          </table:table-cell>
          <table:table-cell table:formula="of:=TRUNC([.E6])" office:value-type="float" office:value="1" calcext:value-type="float">
            <text:p>1</text:p>
          </table:table-cell>
          <table:table-cell table:formula="of:=TRUNC([.G6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7])" office:value-type="float" office:value="0" calcext:value-type="float">
            <text:p>0</text:p>
          </table:table-cell>
          <table:table-cell table:formula="of:=TRUNC([.E7])" office:value-type="float" office:value="0" calcext:value-type="float">
            <text:p>0</text:p>
          </table:table-cell>
          <table:table-cell table:formula="of:=TRUNC([.G7])" office:value-type="float" office:value="0" calcext:value-type="float">
            <text:p>0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0" calcext:value-type="float">
            <text:p>0</text:p>
          </table:table-cell>
          <table:table-cell table:formula="of:=TRUNC([.F8])" office:value-type="float" office:value="0" calcext:value-type="float">
            <text:p>0</text:p>
          </table:table-cell>
          <table:table-cell table:formula="of:=TRUNC([.H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0" calcext:value-type="float">
            <text:p>0</text:p>
          </table:table-cell>
          <table:table-cell table:formula="of:=TRUNC([.F9])" office:value-type="float" office:value="0" calcext:value-type="float">
            <text:p>0</text:p>
          </table:table-cell>
          <table:table-cell table:formula="of:=TRUNC([.H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10])" office:value-type="float" office:value="1" calcext:value-type="float">
            <text:p>1</text:p>
          </table:table-cell>
          <table:table-cell table:formula="of:=TRUNC([.E10])" office:value-type="float" office:value="1" calcext:value-type="float">
            <text:p>1</text:p>
          </table:table-cell>
          <table:table-cell table:formula="of:=TRUNC([.G10])" office:value-type="float" office:value="1" calcext:value-type="float">
            <text:p>1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0" calcext:value-type="float">
            <text:p>0</text:p>
          </table:table-cell>
          <table:table-cell table:formula="of:=TRUNC([.F11])" office:value-type="float" office:value="0" calcext:value-type="float">
            <text:p>0</text:p>
          </table:table-cell>
          <table:table-cell table:formula="of:=TRUNC([.H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1" calcext:value-type="float">
            <text:p>1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3" calcext:value-type="float">
            <text:p>253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0" calcext:value-type="float">
            <text:p>0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0" calcext:value-type="float">
            <text:p>0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34710121507717" calcext:value-type="float">
            <text:p>0.9347101215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391572330143" calcext:value-type="float">
            <text:p>0.939157233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0" calcext:value-type="float">
            <text:p>0</text:p>
          </table:table-cell>
          <table:table-cell table:formula="of:=TRUNC([.H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0" calcext:value-type="float">
            <text:p>0</text:p>
          </table:table-cell>
          <table:table-cell table:formula="of:=TRUNC([.H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16])" office:value-type="float" office:value="0" calcext:value-type="float">
            <text:p>0</text:p>
          </table:table-cell>
          <table:table-cell table:formula="of:=TRUNC([.E16])" office:value-type="float" office:value="0" calcext:value-type="float">
            <text:p>0</text:p>
          </table:table-cell>
          <table:table-cell table:formula="of:=TRUNC([.G16])" office:value-type="float" office:value="0" calcext:value-type="float">
            <text:p>0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0" calcext:value-type="float">
            <text:p>0</text:p>
          </table:table-cell>
          <table:table-cell table:formula="of:=TRUNC([.F17])" office:value-type="float" office:value="0" calcext:value-type="float">
            <text:p>0</text:p>
          </table:table-cell>
          <table:table-cell table:formula="of:=TRUNC([.H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0" calcext:value-type="float">
            <text:p>0</text:p>
          </table:table-cell>
          <table:table-cell table:formula="of:=TRUNC([.F18])" office:value-type="float" office:value="0" calcext:value-type="float">
            <text:p>0</text:p>
          </table:table-cell>
          <table:table-cell table:formula="of:=TRUNC([.H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19])" office:value-type="float" office:value="0" calcext:value-type="float">
            <text:p>0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0" calcext:value-type="float">
            <text:p>0</text:p>
          </table:table-cell>
          <table:table-cell table:formula="of:=TRUNC([.F19])" office:value-type="float" office:value="0" calcext:value-type="float">
            <text:p>0</text:p>
          </table:table-cell>
          <table:table-cell table:formula="of:=TRUNC([.H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llomalformin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0" calcext:value-type="float">
            <text:p>0</text:p>
          </table:table-cell>
          <table:table-cell table:formula="of:=TRUNC([.F20])" office:value-type="float" office:value="0" calcext:value-type="float">
            <text:p>0</text:p>
          </table:table-cell>
          <table:table-cell table:formula="of:=TRUNC([.H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1])" office:value-type="float" office:value="0" calcext:value-type="float">
            <text:p>0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0" calcext:value-type="float">
            <text:p>0</text:p>
          </table:table-cell>
          <table:table-cell table:formula="of:=TRUNC([.F21])" office:value-type="float" office:value="0" calcext:value-type="float">
            <text:p>0</text:p>
          </table:table-cell>
          <table:table-cell table:formula="of:=TRUNC([.H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0" calcext:value-type="float">
            <text:p>0</text:p>
          </table:table-cell>
          <table:table-cell table:formula="of:=TRUNC([.F22])" office:value-type="float" office:value="0" calcext:value-type="float">
            <text:p>0</text:p>
          </table:table-cell>
          <table:table-cell table:formula="of:=TRUNC([.H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23])" office:value-type="float" office:value="0" calcext:value-type="float">
            <text:p>0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15254237288135" calcext:value-type="float">
            <text:p>0.9152542373</text:p>
          </table:table-cell>
          <table:table-cell office:value-type="float" office:value="0.440677966101695" calcext:value-type="float">
            <text:p>0.4406779661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24])" office:value-type="float" office:value="0" calcext:value-type="float">
            <text:p>0</text:p>
          </table:table-cell>
          <table:table-cell table:formula="of:=TRUNC([.E24])" office:value-type="float" office:value="0" calcext:value-type="float">
            <text:p>0</text:p>
          </table:table-cell>
          <table:table-cell table:formula="of:=TRUNC([.G24])" office:value-type="float" office:value="0" calcext:value-type="float">
            <text:p>0</text:p>
          </table:table-cell>
          <table:table-cell table:number-columns-repeated="5"/>
          <table:table-cell table:formula="of:=TRUNC([.D24])" office:value-type="float" office:value="0" calcext:value-type="float">
            <text:p>0</text:p>
          </table:table-cell>
          <table:table-cell table:formula="of:=TRUNC([.F24])" office:value-type="float" office:value="0" calcext:value-type="float">
            <text:p>0</text:p>
          </table:table-cell>
          <table:table-cell table:formula="of:=TRUNC([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25])" office:value-type="float" office:value="0" calcext:value-type="float">
            <text:p>0</text:p>
          </table:table-cell>
          <table:table-cell table:formula="of:=TRUNC([.E25])" office:value-type="float" office:value="0" calcext:value-type="float">
            <text:p>0</text:p>
          </table:table-cell>
          <table:table-cell table:formula="of:=TRUNC([.G25])" office:value-type="float" office:value="0" calcext:value-type="float">
            <text:p>0</text:p>
          </table:table-cell>
          <table:table-cell table:number-columns-repeated="5"/>
          <table:table-cell table:formula="of:=TRUNC([.D25])" office:value-type="float" office:value="0" calcext:value-type="float">
            <text:p>0</text:p>
          </table:table-cell>
          <table:table-cell table:formula="of:=TRUNC([.F25])" office:value-type="float" office:value="0" calcext:value-type="float">
            <text:p>0</text:p>
          </table:table-cell>
          <table:table-cell table:formula="of:=TRUNC([.H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0" calcext:value-type="float">
            <text:p>0</text:p>
          </table:table-cell>
          <table:table-cell table:formula="of:=TRUNC([.F26])" office:value-type="float" office:value="0" calcext:value-type="float">
            <text:p>0</text:p>
          </table:table-cell>
          <table:table-cell table:formula="of:=TRUNC([.H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0" calcext:value-type="float">
            <text:p>0</text:p>
          </table:table-cell>
          <table:table-cell table:formula="of:=TRUNC([.F27])" office:value-type="float" office:value="0" calcext:value-type="float">
            <text:p>0</text:p>
          </table:table-cell>
          <table:table-cell table:formula="of:=TRUNC([.H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0" calcext:value-type="float">
            <text:p>0</text:p>
          </table:table-cell>
          <table:table-cell table:formula="of:=TRUNC([.F28])" office:value-type="float" office:value="0" calcext:value-type="float">
            <text:p>0</text:p>
          </table:table-cell>
          <table:table-cell table:formula="of:=TRUNC([.H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0" calcext:value-type="float">
            <text:p>0</text:p>
          </table:table-cell>
          <table:table-cell table:formula="of:=TRUNC([.F29])" office:value-type="float" office:value="0" calcext:value-type="float">
            <text:p>0</text:p>
          </table:table-cell>
          <table:table-cell table:formula="of:=TRUNC([.H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37037037037037" calcext:value-type="float">
            <text:p>0.637037037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30])" office:value-type="float" office:value="0" calcext:value-type="float">
            <text:p>0</text:p>
          </table:table-cell>
          <table:table-cell table:formula="of:=TRUNC([.E30])" office:value-type="float" office:value="0" calcext:value-type="float">
            <text:p>0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0" calcext:value-type="float">
            <text:p>0</text:p>
          </table:table-cell>
          <table:table-cell table:formula="of:=TRUNC([.F30])" office:value-type="float" office:value="0" calcext:value-type="float">
            <text:p>0</text:p>
          </table:table-cell>
          <table:table-cell table:formula="of:=TRUNC([.H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9705882352941" calcext:value-type="float">
            <text:p>0.6397058824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31])" office:value-type="float" office:value="0" calcext:value-type="float">
            <text:p>0</text:p>
          </table:table-cell>
          <table:table-cell table:formula="of:=TRUNC([.E31])" office:value-type="float" office:value="0" calcext:value-type="float">
            <text:p>0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0" calcext:value-type="float">
            <text:p>0</text:p>
          </table:table-cell>
          <table:table-cell table:formula="of:=TRUNC([.F31])" office:value-type="float" office:value="0" calcext:value-type="float">
            <text:p>0</text:p>
          </table:table-cell>
          <table:table-cell table:formula="of:=TRUNC([.H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0" calcext:value-type="float">
            <text:p>0</text:p>
          </table:table-cell>
          <table:table-cell table:formula="of:=TRUNC([.F32])" office:value-type="float" office:value="0" calcext:value-type="float">
            <text:p>0</text:p>
          </table:table-cell>
          <table:table-cell table:formula="of:=TRUNC([.H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3])" office:value-type="float" office:value="0" calcext:value-type="float">
            <text:p>0</text:p>
          </table:table-cell>
          <table:table-cell table:formula="of:=TRUNC([.E33])" office:value-type="float" office:value="0" calcext:value-type="float">
            <text:p>0</text:p>
          </table:table-cell>
          <table:table-cell table:formula="of:=TRUNC([.G33])" office:value-type="float" office:value="0" calcext:value-type="float">
            <text:p>0</text:p>
          </table:table-cell>
          <table:table-cell table:number-columns-repeated="5"/>
          <table:table-cell table:formula="of:=TRUNC([.D33])" office:value-type="float" office:value="0" calcext:value-type="float">
            <text:p>0</text:p>
          </table:table-cell>
          <table:table-cell table:formula="of:=TRUNC([.F33])" office:value-type="float" office:value="0" calcext:value-type="float">
            <text:p>0</text:p>
          </table:table-cell>
          <table:table-cell table:formula="of:=TRUNC([.H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0" calcext:value-type="float">
            <text:p>0</text:p>
          </table:table-cell>
          <table:table-cell table:formula="of:=TRUNC([.F35])" office:value-type="float" office:value="0" calcext:value-type="float">
            <text:p>0</text:p>
          </table:table-cell>
          <table:table-cell table:formula="of:=TRUNC([.H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/>
          <table:table-cell table:formula="of:=TRUNC([.C36])" office:value-type="float" office:value="0" calcext:value-type="float">
            <text:p>0</text:p>
          </table:table-cell>
          <table:table-cell table:formula="of:=TRUNC([.E36])" office:value-type="float" office:value="0" calcext:value-type="float">
            <text:p>0</text:p>
          </table:table-cell>
          <table:table-cell table:formula="of:=TRUNC([.G36])" office:value-type="float" office:value="0" calcext:value-type="float">
            <text:p>0</text:p>
          </table:table-cell>
          <table:table-cell table:number-columns-repeated="5"/>
          <table:table-cell table:formula="of:=TRUNC([.D36])" office:value-type="float" office:value="0" calcext:value-type="float">
            <text:p>0</text:p>
          </table:table-cell>
          <table:table-cell table:formula="of:=TRUNC([.F36])" office:value-type="float" office:value="0" calcext:value-type="float">
            <text:p>0</text:p>
          </table:table-cell>
          <table:table-cell table:formula="of:=TRUNC([.H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37])" office:value-type="float" office:value="0" calcext:value-type="float">
            <text:p>0</text:p>
          </table:table-cell>
          <table:table-cell table:formula="of:=TRUNC([.E37])" office:value-type="float" office:value="0" calcext:value-type="float">
            <text:p>0</text:p>
          </table:table-cell>
          <table:table-cell table:formula="of:=TRUNC([.G37])" office:value-type="float" office:value="0" calcext:value-type="float">
            <text:p>0</text:p>
          </table:table-cell>
          <table:table-cell table:number-columns-repeated="5"/>
          <table:table-cell table:formula="of:=TRUNC([.D37])" office:value-type="float" office:value="0" calcext:value-type="float">
            <text:p>0</text:p>
          </table:table-cell>
          <table:table-cell table:formula="of:=TRUNC([.F37])" office:value-type="float" office:value="0" calcext:value-type="float">
            <text:p>0</text:p>
          </table:table-cell>
          <table:table-cell table:formula="of:=TRUNC([.H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0" calcext:value-type="float">
            <text:p>0</text:p>
          </table:table-cell>
          <table:table-cell table:formula="of:=TRUNC([.F39])" office:value-type="float" office:value="0" calcext:value-type="float">
            <text:p>0</text:p>
          </table:table-cell>
          <table:table-cell table:formula="of:=TRUNC([.H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0" calcext:value-type="float">
            <text:p>0</text:p>
          </table:table-cell>
          <table:table-cell table:formula="of:=TRUNC([.F40])" office:value-type="float" office:value="0" calcext:value-type="float">
            <text:p>0</text:p>
          </table:table-cell>
          <table:table-cell table:formula="of:=TRUNC([.H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0" calcext:value-type="float">
            <text:p>0</text:p>
          </table:table-cell>
          <table:table-cell table:formula="of:=TRUNC([.F41])" office:value-type="float" office:value="0" calcext:value-type="float">
            <text:p>0</text:p>
          </table:table-cell>
          <table:table-cell table:formula="of:=TRUNC([.H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0" calcext:value-type="float">
            <text:p>0</text:p>
          </table:table-cell>
          <table:table-cell table:formula="of:=TRUNC([.F42])" office:value-type="float" office:value="0" calcext:value-type="float">
            <text:p>0</text:p>
          </table:table-cell>
          <table:table-cell table:formula="of:=TRUNC([.H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1" calcext:value-type="float">
            <text:p>1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0" calcext:value-type="float">
            <text:p>0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0" calcext:value-type="float">
            <text:p>0</text:p>
          </table:table-cell>
          <table:table-cell table:formula="of:=TRUNC([.F44])" office:value-type="float" office:value="0" calcext:value-type="float">
            <text:p>0</text:p>
          </table:table-cell>
          <table:table-cell table:formula="of:=TRUNC([.H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0" calcext:value-type="float">
            <text:p>0</text:p>
          </table:table-cell>
          <table:table-cell table:formula="of:=TRUNC([.F45])" office:value-type="float" office:value="0" calcext:value-type="float">
            <text:p>0</text:p>
          </table:table-cell>
          <table:table-cell table:formula="of:=TRUNC([.H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nniatin A1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48936170212766" calcext:value-type="float">
            <text:p>0.489361702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0" calcext:value-type="float">
            <text:p>0</text:p>
          </table:table-cell>
          <table:table-cell table:formula="of:=TRUNC([.F47])" office:value-type="float" office:value="0" calcext:value-type="float">
            <text:p>0</text:p>
          </table:table-cell>
          <table:table-cell table:formula="of:=TRUNC([.H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0" calcext:value-type="float">
            <text:p>0</text:p>
          </table:table-cell>
          <table:table-cell table:formula="of:=TRUNC([.F49])" office:value-type="float" office:value="0" calcext:value-type="float">
            <text:p>0</text:p>
          </table:table-cell>
          <table:table-cell table:formula="of:=TRUNC([.H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0" calcext:value-type="float">
            <text:p>0</text:p>
          </table:table-cell>
          <table:table-cell table:formula="of:=TRUNC([.F50])" office:value-type="float" office:value="0" calcext:value-type="float">
            <text:p>0</text:p>
          </table:table-cell>
          <table:table-cell table:formula="of:=TRUNC([.H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0" calcext:value-type="float">
            <text:p>0</text:p>
          </table:table-cell>
          <table:table-cell table:formula="of:=TRUNC([.F51])" office:value-type="float" office:value="0" calcext:value-type="float">
            <text:p>0</text:p>
          </table:table-cell>
          <table:table-cell table:formula="of:=TRUNC([.H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0" calcext:value-type="float">
            <text:p>0</text:p>
          </table:table-cell>
          <table:table-cell table:formula="of:=TRUNC([.F52])" office:value-type="float" office:value="0" calcext:value-type="float">
            <text:p>0</text:p>
          </table:table-cell>
          <table:table-cell table:formula="of:=TRUNC([.H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0" calcext:value-type="float">
            <text:p>0</text:p>
          </table:table-cell>
          <table:table-cell table:formula="of:=TRUNC([.F53])" office:value-type="float" office:value="0" calcext:value-type="float">
            <text:p>0</text:p>
          </table:table-cell>
          <table:table-cell table:formula="of:=TRUNC([.H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1" calcext:value-type="float">
            <text:p>1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55])" office:value-type="float" office:value="0" calcext:value-type="float">
            <text:p>0</text:p>
          </table:table-cell>
          <table:table-cell table:formula="of:=TRUNC([.E55])" office:value-type="float" office:value="0" calcext:value-type="float">
            <text:p>0</text:p>
          </table:table-cell>
          <table:table-cell table:formula="of:=TRUNC([.G55])" office:value-type="float" office:value="0" calcext:value-type="float">
            <text:p>0</text:p>
          </table:table-cell>
          <table:table-cell table:number-columns-repeated="5"/>
          <table:table-cell table:formula="of:=TRUNC([.D55])" office:value-type="float" office:value="0" calcext:value-type="float">
            <text:p>0</text:p>
          </table:table-cell>
          <table:table-cell table:formula="of:=TRUNC([.F55])" office:value-type="float" office:value="0" calcext:value-type="float">
            <text:p>0</text:p>
          </table:table-cell>
          <table:table-cell table:formula="of:=TRUNC([.H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56])" office:value-type="float" office:value="0" calcext:value-type="float">
            <text:p>0</text:p>
          </table:table-cell>
          <table:table-cell table:formula="of:=TRUNC([.E56])" office:value-type="float" office:value="0" calcext:value-type="float">
            <text:p>0</text:p>
          </table:table-cell>
          <table:table-cell table:formula="of:=TRUNC([.G56])" office:value-type="float" office:value="0" calcext:value-type="float">
            <text:p>0</text:p>
          </table:table-cell>
          <table:table-cell table:number-columns-repeated="5"/>
          <table:table-cell table:formula="of:=TRUNC([.D56])" office:value-type="float" office:value="0" calcext:value-type="float">
            <text:p>0</text:p>
          </table:table-cell>
          <table:table-cell table:formula="of:=TRUNC([.F56])" office:value-type="float" office:value="0" calcext:value-type="float">
            <text:p>0</text:p>
          </table:table-cell>
          <table:table-cell table:formula="of:=TRUNC([.H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0" calcext:value-type="float">
            <text:p>0</text:p>
          </table:table-cell>
          <table:table-cell table:formula="of:=TRUNC([.F59])" office:value-type="float" office:value="0" calcext:value-type="float">
            <text:p>0</text:p>
          </table:table-cell>
          <table:table-cell table:formula="of:=TRUNC([.H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0" calcext:value-type="float">
            <text:p>0</text:p>
          </table:table-cell>
          <table:table-cell table:formula="of:=TRUNC([.F61])" office:value-type="float" office:value="0" calcext:value-type="float">
            <text:p>0</text:p>
          </table:table-cell>
          <table:table-cell table:formula="of:=TRUNC([.H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0" calcext:value-type="float">
            <text:p>0</text:p>
          </table:table-cell>
          <table:table-cell table:formula="of:=TRUNC([.G62])" office:value-type="float" office:value="0" calcext:value-type="float">
            <text:p>0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0" calcext:value-type="float">
            <text:p>0</text:p>
          </table:table-cell>
          <table:table-cell table:formula="of:=TRUNC([.F66])" office:value-type="float" office:value="0" calcext:value-type="float">
            <text:p>0</text:p>
          </table:table-cell>
          <table:table-cell table:formula="of:=TRUNC([.H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0" calcext:value-type="float">
            <text:p>0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0" calcext:value-type="float">
            <text:p>0</text:p>
          </table:table-cell>
          <table:table-cell table:formula="of:=TRUNC([.H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0" calcext:value-type="float">
            <text:p>0</text:p>
          </table:table-cell>
          <table:table-cell table:formula="of:=TRUNC([.F69])" office:value-type="float" office:value="0" calcext:value-type="float">
            <text:p>0</text:p>
          </table:table-cell>
          <table:table-cell table:formula="of:=TRUNC([.H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0" calcext:value-type="float">
            <text:p>0</text:p>
          </table:table-cell>
          <table:table-cell table:formula="of:=TRUNC([.H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0" calcext:value-type="float">
            <text:p>0</text:p>
          </table:table-cell>
          <table:table-cell table:formula="of:=TRUNC([.H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72])" office:value-type="float" office:value="0" calcext:value-type="float">
            <text:p>0</text:p>
          </table:table-cell>
          <table:table-cell table:formula="of:=TRUNC([.E72])" office:value-type="float" office:value="0" calcext:value-type="float">
            <text:p>0</text:p>
          </table:table-cell>
          <table:table-cell table:formula="of:=TRUNC([.G72])" office:value-type="float" office:value="0" calcext:value-type="float">
            <text:p>0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acitracin B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73])" office:value-type="float" office:value="0" calcext:value-type="float">
            <text:p>0</text:p>
          </table:table-cell>
          <table:table-cell table:formula="of:=TRUNC([.E73])" office:value-type="float" office:value="0" calcext:value-type="float">
            <text:p>0</text:p>
          </table:table-cell>
          <table:table-cell table:formula="of:=TRUNC([.G73])" office:value-type="float" office:value="0" calcext:value-type="float">
            <text:p>0</text:p>
          </table:table-cell>
          <table:table-cell table:number-columns-repeated="5"/>
          <table:table-cell table:formula="of:=TRUNC([.D73])" office:value-type="float" office:value="0" calcext:value-type="float">
            <text:p>0</text:p>
          </table:table-cell>
          <table:table-cell table:formula="of:=TRUNC([.F73])" office:value-type="float" office:value="0" calcext:value-type="float">
            <text:p>0</text:p>
          </table:table-cell>
          <table:table-cell table:formula="of:=TRUNC([.H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74])" office:value-type="float" office:value="0" calcext:value-type="float">
            <text:p>0</text:p>
          </table:table-cell>
          <table:table-cell table:formula="of:=TRUNC([.E74])" office:value-type="float" office:value="0" calcext:value-type="float">
            <text:p>0</text:p>
          </table:table-cell>
          <table:table-cell table:formula="of:=TRUNC([.G74])" office:value-type="float" office:value="0" calcext:value-type="float">
            <text:p>0</text:p>
          </table:table-cell>
          <table:table-cell table:number-columns-repeated="5"/>
          <table:table-cell table:formula="of:=TRUNC([.D74])" office:value-type="float" office:value="0" calcext:value-type="float">
            <text:p>0</text:p>
          </table:table-cell>
          <table:table-cell table:formula="of:=TRUNC([.F74])" office:value-type="float" office:value="0" calcext:value-type="float">
            <text:p>0</text:p>
          </table:table-cell>
          <table:table-cell table:formula="of:=TRUNC([.H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75])" office:value-type="float" office:value="1" calcext:value-type="float">
            <text:p>1</text:p>
          </table:table-cell>
          <table:table-cell table:formula="of:=TRUNC([.E75])" office:value-type="float" office:value="1" calcext:value-type="float">
            <text:p>1</text:p>
          </table:table-cell>
          <table:table-cell table:formula="of:=TRUNC([.G75])" office:value-type="float" office:value="1" calcext:value-type="float">
            <text:p>1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didemnin B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58974358974359" calcext:value-type="float">
            <text:p>0.5897435897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602564102564102" calcext:value-type="float">
            <text:p>0.6025641026</text:p>
          </table:table-cell>
          <table:table-cell/>
          <table:table-cell table:formula="of:=TRUNC([.C76])" office:value-type="float" office:value="0" calcext:value-type="float">
            <text:p>0</text:p>
          </table:table-cell>
          <table:table-cell table:formula="of:=TRUNC([.E76])" office:value-type="float" office:value="0" calcext:value-type="float">
            <text:p>0</text:p>
          </table:table-cell>
          <table:table-cell table:formula="of:=TRUNC([.G76])" office:value-type="float" office:value="0" calcext:value-type="float">
            <text:p>0</text:p>
          </table:table-cell>
          <table:table-cell table:number-columns-repeated="5"/>
          <table:table-cell table:formula="of:=TRUNC([.D76])" office:value-type="float" office:value="0" calcext:value-type="float">
            <text:p>0</text:p>
          </table:table-cell>
          <table:table-cell table:formula="of:=TRUNC([.F76])" office:value-type="float" office:value="0" calcext:value-type="float">
            <text:p>0</text:p>
          </table:table-cell>
          <table:table-cell table:formula="of:=TRUNC([.H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0" calcext:value-type="float">
            <text:p>0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0" calcext:value-type="float">
            <text:p>0</text:p>
          </table:table-cell>
          <table:table-cell table:formula="of:=TRUNC([.H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78])" office:value-type="float" office:value="0" calcext:value-type="float">
            <text:p>0</text:p>
          </table:table-cell>
          <table:table-cell table:formula="of:=TRUNC([.E78])" office:value-type="float" office:value="0" calcext:value-type="float">
            <text:p>0</text:p>
          </table:table-cell>
          <table:table-cell table:formula="of:=TRUNC([.G78])" office:value-type="float" office:value="0" calcext:value-type="float">
            <text:p>0</text:p>
          </table:table-cell>
          <table:table-cell table:number-columns-repeated="5"/>
          <table:table-cell table:formula="of:=TRUNC([.D78])" office:value-type="float" office:value="0" calcext:value-type="float">
            <text:p>0</text:p>
          </table:table-cell>
          <table:table-cell table:formula="of:=TRUNC([.F78])" office:value-type="float" office:value="0" calcext:value-type="float">
            <text:p>0</text:p>
          </table:table-cell>
          <table:table-cell table:formula="of:=TRUNC([.H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395604395604396" calcext:value-type="float">
            <text:p>0.3956043956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79])" office:value-type="float" office:value="0" calcext:value-type="float">
            <text:p>0</text:p>
          </table:table-cell>
          <table:table-cell table:formula="of:=TRUNC([.E79])" office:value-type="float" office:value="0" calcext:value-type="float">
            <text:p>0</text:p>
          </table:table-cell>
          <table:table-cell table:formula="of:=TRUNC([.G79])" office:value-type="float" office:value="0" calcext:value-type="float">
            <text:p>0</text:p>
          </table:table-cell>
          <table:table-cell table:number-columns-repeated="5"/>
          <table:table-cell table:formula="of:=TRUNC([.D79])" office:value-type="float" office:value="0" calcext:value-type="float">
            <text:p>0</text:p>
          </table:table-cell>
          <table:table-cell table:formula="of:=TRUNC([.F79])" office:value-type="float" office:value="0" calcext:value-type="float">
            <text:p>0</text:p>
          </table:table-cell>
          <table:table-cell table:formula="of:=TRUNC([.H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0" calcext:value-type="float">
            <text:p>0</text:p>
          </table:table-cell>
          <table:table-cell table:formula="of:=TRUNC([.F80])" office:value-type="float" office:value="0" calcext:value-type="float">
            <text:p>0</text:p>
          </table:table-cell>
          <table:table-cell table:formula="of:=TRUNC([.H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0" calcext:value-type="float">
            <text:p>0</text:p>
          </table:table-cell>
          <table:table-cell table:formula="of:=TRUNC([.F81])" office:value-type="float" office:value="0" calcext:value-type="float">
            <text:p>0</text:p>
          </table:table-cell>
          <table:table-cell table:formula="of:=TRUNC([.H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0" calcext:value-type="float">
            <text:p>0</text:p>
          </table:table-cell>
          <table:table-cell table:formula="of:=TRUNC([.F82])" office:value-type="float" office:value="0" calcext:value-type="float">
            <text:p>0</text:p>
          </table:table-cell>
          <table:table-cell table:formula="of:=TRUNC([.H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0" calcext:value-type="float">
            <text:p>0</text:p>
          </table:table-cell>
          <table:table-cell table:formula="of:=TRUNC([.F83])" office:value-type="float" office:value="0" calcext:value-type="float">
            <text:p>0</text:p>
          </table:table-cell>
          <table:table-cell table:formula="of:=TRUNC([.H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0" calcext:value-type="float">
            <text:p>0</text:p>
          </table:table-cell>
          <table:table-cell table:formula="of:=TRUNC([.H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85])" office:value-type="float" office:value="1" calcext:value-type="float">
            <text:p>1</text:p>
          </table:table-cell>
          <table:table-cell table:formula="of:=TRUNC([.E85])" office:value-type="float" office:value="1" calcext:value-type="float">
            <text:p>1</text:p>
          </table:table-cell>
          <table:table-cell table:formula="of:=TRUNC([.G85])" office:value-type="float" office:value="1" calcext:value-type="float">
            <text:p>1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0" calcext:value-type="float">
            <text:p>0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0" calcext:value-type="float">
            <text:p>0</text:p>
          </table:table-cell>
          <table:table-cell table:formula="of:=TRUNC([.H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0" calcext:value-type="float">
            <text:p>0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1" calcext:value-type="float">
            <text:p>1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8])" office:value-type="float" office:value="1" calcext:value-type="float">
            <text:p>1</text:p>
          </table:table-cell>
          <table:table-cell table:formula="of:=TRUNC([.E88])" office:value-type="float" office:value="0" calcext:value-type="float">
            <text:p>0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1" calcext:value-type="float">
            <text:p>1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0" calcext:value-type="float">
            <text:p>0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1" calcext:value-type="float">
            <text:p>1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0" calcext:value-type="float">
            <text:p>0</text:p>
          </table:table-cell>
          <table:table-cell table:formula="of:=TRUNC([.F90])" office:value-type="float" office:value="0" calcext:value-type="float">
            <text:p>0</text:p>
          </table:table-cell>
          <table:table-cell table:formula="of:=TRUNC([.H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0" calcext:value-type="float">
            <text:p>0</text:p>
          </table:table-cell>
          <table:table-cell table:formula="of:=TRUNC([.F91])" office:value-type="float" office:value="0" calcext:value-type="float">
            <text:p>0</text:p>
          </table:table-cell>
          <table:table-cell table:formula="of:=TRUNC([.H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0" calcext:value-type="float">
            <text:p>0</text:p>
          </table:table-cell>
          <table:table-cell table:formula="of:=TRUNC([.F92])" office:value-type="float" office:value="0" calcext:value-type="float">
            <text:p>0</text:p>
          </table:table-cell>
          <table:table-cell table:formula="of:=TRUNC([.H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0" calcext:value-type="float">
            <text:p>0</text:p>
          </table:table-cell>
          <table:table-cell table:formula="of:=TRUNC([.F93])" office:value-type="float" office:value="0" calcext:value-type="float">
            <text:p>0</text:p>
          </table:table-cell>
          <table:table-cell table:formula="of:=TRUNC([.H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4])" office:value-type="float" office:value="1" calcext:value-type="float">
            <text:p>1</text:p>
          </table:table-cell>
          <table:table-cell table:formula="of:=TRUNC([.E94])" office:value-type="float" office:value="1" calcext:value-type="float">
            <text:p>1</text:p>
          </table:table-cell>
          <table:table-cell table:formula="of:=TRUNC([.G94])" office:value-type="float" office:value="1" calcext:value-type="float">
            <text:p>1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96])" office:value-type="float" office:value="1" calcext:value-type="float">
            <text:p>1</text:p>
          </table:table-cell>
          <table:table-cell table:formula="of:=TRUNC([.E96])" office:value-type="float" office:value="1" calcext:value-type="float">
            <text:p>1</text:p>
          </table:table-cell>
          <table:table-cell table:formula="of:=TRUNC([.G96])" office:value-type="float" office:value="1" calcext:value-type="float">
            <text:p>1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0" calcext:value-type="float">
            <text:p>0</text:p>
          </table:table-cell>
          <table:table-cell table:formula="of:=TRUNC([.F97])" office:value-type="float" office:value="0" calcext:value-type="float">
            <text:p>0</text:p>
          </table:table-cell>
          <table:table-cell table:formula="of:=TRUNC([.H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0" calcext:value-type="float">
            <text:p>0</text:p>
          </table:table-cell>
          <table:table-cell table:formula="of:=TRUNC([.H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0" calcext:value-type="float">
            <text:p>0</text:p>
          </table:table-cell>
          <table:table-cell table:formula="of:=TRUNC([.F99])" office:value-type="float" office:value="0" calcext:value-type="float">
            <text:p>0</text:p>
          </table:table-cell>
          <table:table-cell table:formula="of:=TRUNC([.H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0" calcext:value-type="float">
            <text:p>0</text:p>
          </table:table-cell>
          <table:table-cell table:formula="of:=TRUNC([.G100])" office:value-type="float" office:value="0" calcext:value-type="float">
            <text:p>0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0" calcext:value-type="float">
            <text:p>0</text:p>
          </table:table-cell>
          <table:table-cell table:formula="of:=TRUNC([.H1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0" calcext:value-type="float">
            <text:p>0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0" calcext:value-type="float">
            <text:p>0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7])" office:value-type="float" office:value="1" calcext:value-type="float">
            <text:p>1</text:p>
          </table:table-cell>
          <table:table-cell table:formula="of:=TRUNC([.E107])" office:value-type="float" office:value="1" calcext:value-type="float">
            <text:p>1</text:p>
          </table:table-cell>
          <table:table-cell table:formula="of:=TRUNC([.G107])" office:value-type="float" office:value="1" calcext:value-type="float">
            <text:p>1</text:p>
          </table:table-cell>
          <table:table-cell table:number-columns-repeated="5"/>
          <table:table-cell table:formula="of:=TRUNC([.D107])" office:value-type="float" office:value="1" calcext:value-type="float">
            <text:p>1</text:p>
          </table:table-cell>
          <table:table-cell table:formula="of:=TRUNC([.F107])" office:value-type="float" office:value="1" calcext:value-type="float">
            <text:p>1</text:p>
          </table:table-cell>
          <table:table-cell table:formula="of:=TRUNC([.H1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1" calcext:value-type="float">
            <text:p>1</text:p>
          </table:table-cell>
          <table:table-cell table:formula="of:=TRUNC([.F111])" office:value-type="float" office:value="1" calcext:value-type="float">
            <text:p>1</text:p>
          </table:table-cell>
          <table:table-cell table:formula="of:=TRUNC([.H1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1" calcext:value-type="float">
            <text:p>1</text:p>
          </table:table-cell>
          <table:table-cell table:formula="of:=TRUNC([.F118])" office:value-type="float" office:value="1" calcext:value-type="float">
            <text:p>1</text:p>
          </table:table-cell>
          <table:table-cell table:formula="of:=TRUNC([.H1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1" calcext:value-type="float">
            <text:p>1</text:p>
          </table:table-cell>
          <table:table-cell table:formula="of:=TRUNC([.F119])" office:value-type="float" office:value="1" calcext:value-type="float">
            <text:p>1</text:p>
          </table:table-cell>
          <table:table-cell table:formula="of:=TRUNC([.H1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1" calcext:value-type="float">
            <text:p>1</text:p>
          </table:table-cell>
          <table:table-cell table:formula="of:=TRUNC([.F144])" office:value-type="float" office:value="1" calcext:value-type="float">
            <text:p>1</text:p>
          </table:table-cell>
          <table:table-cell table:formula="of:=TRUNC([.H1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1" calcext:value-type="float">
            <text:p>1</text:p>
          </table:table-cell>
          <table:table-cell table:formula="of:=TRUNC([.F148])" office:value-type="float" office:value="1" calcext:value-type="float">
            <text:p>1</text:p>
          </table:table-cell>
          <table:table-cell table:formula="of:=TRUNC([.H1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2])" office:value-type="float" office:value="1" calcext:value-type="float">
            <text:p>1</text:p>
          </table:table-cell>
          <table:table-cell table:formula="of:=TRUNC([.E152])" office:value-type="float" office:value="1" calcext:value-type="float">
            <text:p>1</text:p>
          </table:table-cell>
          <table:table-cell table:formula="of:=TRUNC([.G152])" office:value-type="float" office:value="1" calcext:value-type="float">
            <text:p>1</text:p>
          </table:table-cell>
          <table:table-cell table:number-columns-repeated="5"/>
          <table:table-cell table:formula="of:=TRUNC([.D152])" office:value-type="float" office:value="1" calcext:value-type="float">
            <text:p>1</text:p>
          </table:table-cell>
          <table:table-cell table:formula="of:=TRUNC([.F152])" office:value-type="float" office:value="1" calcext:value-type="float">
            <text:p>1</text:p>
          </table:table-cell>
          <table:table-cell table:formula="of:=TRUNC([.H1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3])" office:value-type="float" office:value="1" calcext:value-type="float">
            <text:p>1</text:p>
          </table:table-cell>
          <table:table-cell table:formula="of:=TRUNC([.E153])" office:value-type="float" office:value="1" calcext:value-type="float">
            <text:p>1</text:p>
          </table:table-cell>
          <table:table-cell table:formula="of:=TRUNC([.G153])" office:value-type="float" office:value="1" calcext:value-type="float">
            <text:p>1</text:p>
          </table:table-cell>
          <table:table-cell table:number-columns-repeated="5"/>
          <table:table-cell table:formula="of:=TRUNC([.D153])" office:value-type="float" office:value="1" calcext:value-type="float">
            <text:p>1</text:p>
          </table:table-cell>
          <table:table-cell table:formula="of:=TRUNC([.F153])" office:value-type="float" office:value="1" calcext:value-type="float">
            <text:p>1</text:p>
          </table:table-cell>
          <table:table-cell table:formula="of:=TRUNC([.H1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5])" office:value-type="float" office:value="1" calcext:value-type="float">
            <text:p>1</text:p>
          </table:table-cell>
          <table:table-cell table:formula="of:=TRUNC([.E155])" office:value-type="float" office:value="1" calcext:value-type="float">
            <text:p>1</text:p>
          </table:table-cell>
          <table:table-cell table:formula="of:=TRUNC([.G155])" office:value-type="float" office:value="1" calcext:value-type="float">
            <text:p>1</text:p>
          </table:table-cell>
          <table:table-cell table:number-columns-repeated="5"/>
          <table:table-cell table:formula="of:=TRUNC([.D155])" office:value-type="float" office:value="1" calcext:value-type="float">
            <text:p>1</text:p>
          </table:table-cell>
          <table:table-cell table:formula="of:=TRUNC([.F155])" office:value-type="float" office:value="1" calcext:value-type="float">
            <text:p>1</text:p>
          </table:table-cell>
          <table:table-cell table:formula="of:=TRUNC([.H1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1])" office:value-type="float" office:value="1" calcext:value-type="float">
            <text:p>1</text:p>
          </table:table-cell>
          <table:table-cell table:formula="of:=TRUNC([.E161])" office:value-type="float" office:value="1" calcext:value-type="float">
            <text:p>1</text:p>
          </table:table-cell>
          <table:table-cell table:formula="of:=TRUNC([.G161])" office:value-type="float" office:value="1" calcext:value-type="float">
            <text:p>1</text:p>
          </table:table-cell>
          <table:table-cell table:number-columns-repeated="5"/>
          <table:table-cell table:formula="of:=TRUNC([.D161])" office:value-type="float" office:value="1" calcext:value-type="float">
            <text:p>1</text:p>
          </table:table-cell>
          <table:table-cell table:formula="of:=TRUNC([.F161])" office:value-type="float" office:value="1" calcext:value-type="float">
            <text:p>1</text:p>
          </table:table-cell>
          <table:table-cell table:formula="of:=TRUNC([.H1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1" calcext:value-type="float">
            <text:p>1</text:p>
          </table:table-cell>
          <table:table-cell table:formula="of:=TRUNC([.F163])" office:value-type="float" office:value="1" calcext:value-type="float">
            <text:p>1</text:p>
          </table:table-cell>
          <table:table-cell table:formula="of:=TRUNC([.H1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1" calcext:value-type="float">
            <text:p>1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1" calcext:value-type="float">
            <text:p>1</text:p>
          </table:table-cell>
          <table:table-cell table:formula="of:=TRUNC([.H1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1" calcext:value-type="float">
            <text:p>1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1" calcext:value-type="float">
            <text:p>1</text:p>
          </table:table-cell>
          <table:table-cell table:formula="of:=TRUNC([.H1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1" calcext:value-type="float">
            <text:p>1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1" calcext:value-type="float">
            <text:p>1</text:p>
          </table:table-cell>
          <table:table-cell table:formula="of:=TRUNC([.H1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1" calcext:value-type="float">
            <text:p>1</text:p>
          </table:table-cell>
          <table:table-cell table:formula="of:=TRUNC([.F173])" office:value-type="float" office:value="1" calcext:value-type="float">
            <text:p>1</text:p>
          </table:table-cell>
          <table:table-cell table:formula="of:=TRUNC([.H1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1" calcext:value-type="float">
            <text:p>1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1" calcext:value-type="float">
            <text:p>1</text:p>
          </table:table-cell>
          <table:table-cell table:formula="of:=TRUNC([.H1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8])" office:value-type="float" office:value="1" calcext:value-type="float">
            <text:p>1</text:p>
          </table:table-cell>
          <table:table-cell table:formula="of:=TRUNC([.E178])" office:value-type="float" office:value="1" calcext:value-type="float">
            <text:p>1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1" calcext:value-type="float">
            <text:p>1</text:p>
          </table:table-cell>
          <table:table-cell table:formula="of:=TRUNC([.F178])" office:value-type="float" office:value="1" calcext:value-type="float">
            <text:p>1</text:p>
          </table:table-cell>
          <table:table-cell table:formula="of:=TRUNC([.H1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0])" office:value-type="float" office:value="1" calcext:value-type="float">
            <text:p>1</text:p>
          </table:table-cell>
          <table:table-cell table:formula="of:=TRUNC([.E180])" office:value-type="float" office:value="1" calcext:value-type="float">
            <text:p>1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1" calcext:value-type="float">
            <text:p>1</text:p>
          </table:table-cell>
          <table:table-cell table:formula="of:=TRUNC([.F180])" office:value-type="float" office:value="1" calcext:value-type="float">
            <text:p>1</text:p>
          </table:table-cell>
          <table:table-cell table:formula="of:=TRUNC([.H1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3])" office:value-type="float" office:value="1" calcext:value-type="float">
            <text:p>1</text:p>
          </table:table-cell>
          <table:table-cell table:formula="of:=TRUNC([.E183])" office:value-type="float" office:value="1" calcext:value-type="float">
            <text:p>1</text:p>
          </table:table-cell>
          <table:table-cell table:formula="of:=TRUNC([.G183])" office:value-type="float" office:value="1" calcext:value-type="float">
            <text:p>1</text:p>
          </table:table-cell>
          <table:table-cell table:number-columns-repeated="5"/>
          <table:table-cell table:formula="of:=TRUNC([.D183])" office:value-type="float" office:value="1" calcext:value-type="float">
            <text:p>1</text:p>
          </table:table-cell>
          <table:table-cell table:formula="of:=TRUNC([.F183])" office:value-type="float" office:value="1" calcext:value-type="float">
            <text:p>1</text:p>
          </table:table-cell>
          <table:table-cell table:formula="of:=TRUNC([.H1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6])" office:value-type="float" office:value="1" calcext:value-type="float">
            <text:p>1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1" calcext:value-type="float">
            <text:p>1</text:p>
          </table:table-cell>
          <table:table-cell table:formula="of:=TRUNC([.F186])" office:value-type="float" office:value="1" calcext:value-type="float">
            <text:p>1</text:p>
          </table:table-cell>
          <table:table-cell table:formula="of:=TRUNC([.H1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1" calcext:value-type="float">
            <text:p>1</text:p>
          </table:table-cell>
          <table:table-cell table:formula="of:=TRUNC([.F194])" office:value-type="float" office:value="1" calcext:value-type="float">
            <text:p>1</text:p>
          </table:table-cell>
          <table:table-cell table:formula="of:=TRUNC([.H1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1" calcext:value-type="float">
            <text:p>1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1" calcext:value-type="float">
            <text:p>1</text:p>
          </table:table-cell>
          <table:table-cell table:formula="of:=TRUNC([.F202])" office:value-type="float" office:value="1" calcext:value-type="float">
            <text:p>1</text:p>
          </table:table-cell>
          <table:table-cell table:formula="of:=TRUNC([.H2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1" calcext:value-type="float">
            <text:p>1</text:p>
          </table:table-cell>
          <table:table-cell table:formula="of:=TRUNC([.F208])" office:value-type="float" office:value="1" calcext:value-type="float">
            <text:p>1</text:p>
          </table:table-cell>
          <table:table-cell table:formula="of:=TRUNC([.H2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1" calcext:value-type="float">
            <text:p>1</text:p>
          </table:table-cell>
          <table:table-cell table:formula="of:=TRUNC([.F210])" office:value-type="float" office:value="1" calcext:value-type="float">
            <text:p>1</text:p>
          </table:table-cell>
          <table:table-cell table:formula="of:=TRUNC([.H2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1" calcext:value-type="float">
            <text:p>1</text:p>
          </table:table-cell>
          <table:table-cell table:formula="of:=TRUNC([.F215])" office:value-type="float" office:value="1" calcext:value-type="float">
            <text:p>1</text:p>
          </table:table-cell>
          <table:table-cell table:formula="of:=TRUNC([.H2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6])" office:value-type="float" office:value="1" calcext:value-type="float">
            <text:p>1</text:p>
          </table:table-cell>
          <table:table-cell table:formula="of:=TRUNC([.E216])" office:value-type="float" office:value="1" calcext:value-type="float">
            <text:p>1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1" calcext:value-type="float">
            <text:p>1</text:p>
          </table:table-cell>
          <table:table-cell table:formula="of:=TRUNC([.F216])" office:value-type="float" office:value="1" calcext:value-type="float">
            <text:p>1</text:p>
          </table:table-cell>
          <table:table-cell table:formula="of:=TRUNC([.H2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1" calcext:value-type="float">
            <text:p>1</text:p>
          </table:table-cell>
          <table:table-cell table:formula="of:=TRUNC([.F217])" office:value-type="float" office:value="1" calcext:value-type="float">
            <text:p>1</text:p>
          </table:table-cell>
          <table:table-cell table:formula="of:=TRUNC([.H2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8])" office:value-type="float" office:value="1" calcext:value-type="float">
            <text:p>1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1" calcext:value-type="float">
            <text:p>1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1" calcext:value-type="float">
            <text:p>1</text:p>
          </table:table-cell>
          <table:table-cell table:formula="of:=TRUNC([.F220])" office:value-type="float" office:value="1" calcext:value-type="float">
            <text:p>1</text:p>
          </table:table-cell>
          <table:table-cell table:formula="of:=TRUNC([.H2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1" calcext:value-type="float">
            <text:p>1</text:p>
          </table:table-cell>
          <table:table-cell table:formula="of:=TRUNC([.F222])" office:value-type="float" office:value="1" calcext:value-type="float">
            <text:p>1</text:p>
          </table:table-cell>
          <table:table-cell table:formula="of:=TRUNC([.H2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1" calcext:value-type="float">
            <text:p>1</text:p>
          </table:table-cell>
          <table:table-cell table:formula="of:=TRUNC([.F223])" office:value-type="float" office:value="1" calcext:value-type="float">
            <text:p>1</text:p>
          </table:table-cell>
          <table:table-cell table:formula="of:=TRUNC([.H2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4])" office:value-type="float" office:value="1" calcext:value-type="float">
            <text:p>1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1" calcext:value-type="float">
            <text:p>1</text:p>
          </table:table-cell>
          <table:table-cell table:formula="of:=TRUNC([.F224])" office:value-type="float" office:value="1" calcext:value-type="float">
            <text:p>1</text:p>
          </table:table-cell>
          <table:table-cell table:formula="of:=TRUNC([.H2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1" calcext:value-type="float">
            <text:p>1</text:p>
          </table:table-cell>
          <table:table-cell table:formula="of:=TRUNC([.F230])" office:value-type="float" office:value="1" calcext:value-type="float">
            <text:p>1</text:p>
          </table:table-cell>
          <table:table-cell table:formula="of:=TRUNC([.H2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1" calcext:value-type="float">
            <text:p>1</text:p>
          </table:table-cell>
          <table:table-cell table:formula="of:=TRUNC([.F231])" office:value-type="float" office:value="1" calcext:value-type="float">
            <text:p>1</text:p>
          </table:table-cell>
          <table:table-cell table:formula="of:=TRUNC([.H2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3])" office:value-type="float" office:value="1" calcext:value-type="float">
            <text:p>1</text:p>
          </table:table-cell>
          <table:table-cell table:formula="of:=TRUNC([.E233])" office:value-type="float" office:value="1" calcext:value-type="float">
            <text:p>1</text:p>
          </table:table-cell>
          <table:table-cell table:formula="of:=TRUNC([.G233])" office:value-type="float" office:value="1" calcext:value-type="float">
            <text:p>1</text:p>
          </table:table-cell>
          <table:table-cell table:number-columns-repeated="5"/>
          <table:table-cell table:formula="of:=TRUNC([.D233])" office:value-type="float" office:value="1" calcext:value-type="float">
            <text:p>1</text:p>
          </table:table-cell>
          <table:table-cell table:formula="of:=TRUNC([.F233])" office:value-type="float" office:value="1" calcext:value-type="float">
            <text:p>1</text:p>
          </table:table-cell>
          <table:table-cell table:formula="of:=TRUNC([.H2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1" calcext:value-type="float">
            <text:p>1</text:p>
          </table:table-cell>
          <table:table-cell table:formula="of:=TRUNC([.F239])" office:value-type="float" office:value="1" calcext:value-type="float">
            <text:p>1</text:p>
          </table:table-cell>
          <table:table-cell table:formula="of:=TRUNC([.H2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1" calcext:value-type="float">
            <text:p>1</text:p>
          </table:table-cell>
          <table:table-cell table:formula="of:=TRUNC([.H2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1" calcext:value-type="float">
            <text:p>1</text:p>
          </table:table-cell>
          <table:table-cell table:formula="of:=TRUNC([.F249])" office:value-type="float" office:value="1" calcext:value-type="float">
            <text:p>1</text:p>
          </table:table-cell>
          <table:table-cell table:formula="of:=TRUNC([.H2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1" calcext:value-type="float">
            <text:p>1</text:p>
          </table:table-cell>
          <table:table-cell table:formula="of:=TRUNC([.H2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1" calcext:value-type="float">
            <text:p>1</text:p>
          </table:table-cell>
          <table:table-cell table:formula="of:=TRUNC([.F256])" office:value-type="float" office:value="1" calcext:value-type="float">
            <text:p>1</text:p>
          </table:table-cell>
          <table:table-cell table:formula="of:=TRUNC([.H2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ch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1" calcext:value-type="float">
            <text:p>1</text:p>
          </table:table-cell>
          <table:table-cell table:formula="of:=TRUNC([.F260])" office:value-type="float" office:value="1" calcext:value-type="float">
            <text:p>1</text:p>
          </table:table-cell>
          <table:table-cell table:formula="of:=TRUNC([.H2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3])" office:value-type="float" office:value="1" calcext:value-type="float">
            <text:p>1</text:p>
          </table:table-cell>
          <table:table-cell table:formula="of:=TRUNC([.E263])" office:value-type="float" office:value="1" calcext:value-type="float">
            <text:p>1</text:p>
          </table:table-cell>
          <table:table-cell table:formula="of:=TRUNC([.G263])" office:value-type="float" office:value="1" calcext:value-type="float">
            <text:p>1</text:p>
          </table:table-cell>
          <table:table-cell table:number-columns-repeated="5"/>
          <table:table-cell table:formula="of:=TRUNC([.D263])" office:value-type="float" office:value="1" calcext:value-type="float">
            <text:p>1</text:p>
          </table:table-cell>
          <table:table-cell table:formula="of:=TRUNC([.F263])" office:value-type="float" office:value="1" calcext:value-type="float">
            <text:p>1</text:p>
          </table:table-cell>
          <table:table-cell table:formula="of:=TRUNC([.H2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1" calcext:value-type="float">
            <text:p>1</text:p>
          </table:table-cell>
          <table:table-cell table:formula="of:=TRUNC([.F268])" office:value-type="float" office:value="1" calcext:value-type="float">
            <text:p>1</text:p>
          </table:table-cell>
          <table:table-cell table:formula="of:=TRUNC([.H2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1" calcext:value-type="float">
            <text:p>1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1" calcext:value-type="float">
            <text:p>1</text:p>
          </table:table-cell>
          <table:table-cell table:formula="of:=TRUNC([.F282])" office:value-type="float" office:value="1" calcext:value-type="float">
            <text:p>1</text:p>
          </table:table-cell>
          <table:table-cell table:formula="of:=TRUNC([.H2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3])" office:value-type="float" office:value="1" calcext:value-type="float">
            <text:p>1</text:p>
          </table:table-cell>
          <table:table-cell table:formula="of:=TRUNC([.E283])" office:value-type="float" office:value="1" calcext:value-type="float">
            <text:p>1</text:p>
          </table:table-cell>
          <table:table-cell table:formula="of:=TRUNC([.G283])" office:value-type="float" office:value="1" calcext:value-type="float">
            <text:p>1</text:p>
          </table:table-cell>
          <table:table-cell table:number-columns-repeated="5"/>
          <table:table-cell table:formula="of:=TRUNC([.D283])" office:value-type="float" office:value="1" calcext:value-type="float">
            <text:p>1</text:p>
          </table:table-cell>
          <table:table-cell table:formula="of:=TRUNC([.F283])" office:value-type="float" office:value="1" calcext:value-type="float">
            <text:p>1</text:p>
          </table:table-cell>
          <table:table-cell table:formula="of:=TRUNC([.H2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1" calcext:value-type="float">
            <text:p>1</text:p>
          </table:table-cell>
          <table:table-cell table:formula="of:=TRUNC([.F285])" office:value-type="float" office:value="1" calcext:value-type="float">
            <text:p>1</text:p>
          </table:table-cell>
          <table:table-cell table:formula="of:=TRUNC([.H2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1" calcext:value-type="float">
            <text:p>1</text:p>
          </table:table-cell>
          <table:table-cell table:formula="of:=TRUNC([.F287])" office:value-type="float" office:value="1" calcext:value-type="float">
            <text:p>1</text:p>
          </table:table-cell>
          <table:table-cell table:formula="of:=TRUNC([.H2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1" calcext:value-type="float">
            <text:p>1</text:p>
          </table:table-cell>
          <table:table-cell table:formula="of:=TRUNC([.H2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1" calcext:value-type="float">
            <text:p>1</text:p>
          </table:table-cell>
          <table:table-cell table:formula="of:=TRUNC([.F294])" office:value-type="float" office:value="1" calcext:value-type="float">
            <text:p>1</text:p>
          </table:table-cell>
          <table:table-cell table:formula="of:=TRUNC([.H2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1" calcext:value-type="float">
            <text:p>1</text:p>
          </table:table-cell>
          <table:table-cell table:formula="of:=TRUNC([.F300])" office:value-type="float" office:value="1" calcext:value-type="float">
            <text:p>1</text:p>
          </table:table-cell>
          <table:table-cell table:formula="of:=TRUNC([.H3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2])" office:value-type="float" office:value="1" calcext:value-type="float">
            <text:p>1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1" calcext:value-type="float">
            <text:p>1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1" calcext:value-type="float">
            <text:p>1</text:p>
          </table:table-cell>
          <table:table-cell table:formula="of:=TRUNC([.F303])" office:value-type="float" office:value="1" calcext:value-type="float">
            <text:p>1</text:p>
          </table:table-cell>
          <table:table-cell table:formula="of:=TRUNC([.H3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1" calcext:value-type="float">
            <text:p>1</text:p>
          </table:table-cell>
          <table:table-cell table:formula="of:=TRUNC([.F305])" office:value-type="float" office:value="1" calcext:value-type="float">
            <text:p>1</text:p>
          </table:table-cell>
          <table:table-cell table:formula="of:=TRUNC([.H3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1" calcext:value-type="float">
            <text:p>1</text:p>
          </table:table-cell>
          <table:table-cell table:formula="of:=TRUNC([.F312])" office:value-type="float" office:value="1" calcext:value-type="float">
            <text:p>1</text:p>
          </table:table-cell>
          <table:table-cell table:formula="of:=TRUNC([.H3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3])" office:value-type="float" office:value="1" calcext:value-type="float">
            <text:p>1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1" calcext:value-type="float">
            <text:p>1</text:p>
          </table:table-cell>
          <table:table-cell table:formula="of:=TRUNC([.F313])" office:value-type="float" office:value="1" calcext:value-type="float">
            <text:p>1</text:p>
          </table:table-cell>
          <table:table-cell table:formula="of:=TRUNC([.H3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1" calcext:value-type="float">
            <text:p>1</text:p>
          </table:table-cell>
          <table:table-cell table:formula="of:=TRUNC([.F316])" office:value-type="float" office:value="1" calcext:value-type="float">
            <text:p>1</text:p>
          </table:table-cell>
          <table:table-cell table:formula="of:=TRUNC([.H3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7])" office:value-type="float" office:value="1" calcext:value-type="float">
            <text:p>1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1" calcext:value-type="float">
            <text:p>1</text:p>
          </table:table-cell>
          <table:table-cell table:formula="of:=TRUNC([.F317])" office:value-type="float" office:value="1" calcext:value-type="float">
            <text:p>1</text:p>
          </table:table-cell>
          <table:table-cell table:formula="of:=TRUNC([.H3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1" calcext:value-type="float">
            <text:p>1</text:p>
          </table:table-cell>
          <table:table-cell table:formula="of:=TRUNC([.F318])" office:value-type="float" office:value="1" calcext:value-type="float">
            <text:p>1</text:p>
          </table:table-cell>
          <table:table-cell table:formula="of:=TRUNC([.H3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1" calcext:value-type="float">
            <text:p>1</text:p>
          </table:table-cell>
          <table:table-cell table:formula="of:=TRUNC([.F321])" office:value-type="float" office:value="1" calcext:value-type="float">
            <text:p>1</text:p>
          </table:table-cell>
          <table:table-cell table:formula="of:=TRUNC([.H3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1" calcext:value-type="float">
            <text:p>1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1" calcext:value-type="float">
            <text:p>1</text:p>
          </table:table-cell>
          <table:table-cell table:formula="of:=TRUNC([.H3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7])" office:value-type="float" office:value="1" calcext:value-type="float">
            <text:p>1</text:p>
          </table:table-cell>
          <table:table-cell table:formula="of:=TRUNC([.E327])" office:value-type="float" office:value="1" calcext:value-type="float">
            <text:p>1</text:p>
          </table:table-cell>
          <table:table-cell table:formula="of:=TRUNC([.G327])" office:value-type="float" office:value="1" calcext:value-type="float">
            <text:p>1</text:p>
          </table:table-cell>
          <table:table-cell table:number-columns-repeated="5"/>
          <table:table-cell table:formula="of:=TRUNC([.D327])" office:value-type="float" office:value="1" calcext:value-type="float">
            <text:p>1</text:p>
          </table:table-cell>
          <table:table-cell table:formula="of:=TRUNC([.F327])" office:value-type="float" office:value="1" calcext:value-type="float">
            <text:p>1</text:p>
          </table:table-cell>
          <table:table-cell table:formula="of:=TRUNC([.H3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1" calcext:value-type="float">
            <text:p>1</text:p>
          </table:table-cell>
          <table:table-cell table:formula="of:=TRUNC([.F329])" office:value-type="float" office:value="1" calcext:value-type="float">
            <text:p>1</text:p>
          </table:table-cell>
          <table:table-cell table:formula="of:=TRUNC([.H3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1" calcext:value-type="float">
            <text:p>1</text:p>
          </table:table-cell>
          <table:table-cell table:formula="of:=TRUNC([.F330])" office:value-type="float" office:value="1" calcext:value-type="float">
            <text:p>1</text:p>
          </table:table-cell>
          <table:table-cell table:formula="of:=TRUNC([.H3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1" calcext:value-type="float">
            <text:p>1</text:p>
          </table:table-cell>
          <table:table-cell table:formula="of:=TRUNC([.F331])" office:value-type="float" office:value="1" calcext:value-type="float">
            <text:p>1</text:p>
          </table:table-cell>
          <table:table-cell table:formula="of:=TRUNC([.H3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1" calcext:value-type="float">
            <text:p>1</text:p>
          </table:table-cell>
          <table:table-cell table:formula="of:=TRUNC([.F332])" office:value-type="float" office:value="1" calcext:value-type="float">
            <text:p>1</text:p>
          </table:table-cell>
          <table:table-cell table:formula="of:=TRUNC([.H3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1" calcext:value-type="float">
            <text:p>1</text:p>
          </table:table-cell>
          <table:table-cell table:formula="of:=TRUNC([.F333])" office:value-type="float" office:value="1" calcext:value-type="float">
            <text:p>1</text:p>
          </table:table-cell>
          <table:table-cell table:formula="of:=TRUNC([.H3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2])" office:value-type="float" office:value="1" calcext:value-type="float">
            <text:p>1</text:p>
          </table:table-cell>
          <table:table-cell table:formula="of:=TRUNC([.E342])" office:value-type="float" office:value="1" calcext:value-type="float">
            <text:p>1</text:p>
          </table:table-cell>
          <table:table-cell table:formula="of:=TRUNC([.G342])" office:value-type="float" office:value="1" calcext:value-type="float">
            <text:p>1</text:p>
          </table:table-cell>
          <table:table-cell table:number-columns-repeated="5"/>
          <table:table-cell table:formula="of:=TRUNC([.D342])" office:value-type="float" office:value="1" calcext:value-type="float">
            <text:p>1</text:p>
          </table:table-cell>
          <table:table-cell table:formula="of:=TRUNC([.F342])" office:value-type="float" office:value="1" calcext:value-type="float">
            <text:p>1</text:p>
          </table:table-cell>
          <table:table-cell table:formula="of:=TRUNC([.H3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1" calcext:value-type="float">
            <text:p>1</text:p>
          </table:table-cell>
          <table:table-cell table:formula="of:=TRUNC([.F343])" office:value-type="float" office:value="1" calcext:value-type="float">
            <text:p>1</text:p>
          </table:table-cell>
          <table:table-cell table:formula="of:=TRUNC([.H343])" office:value-type="float" office:value="1" calcext:value-type="float">
            <text:p>1</text:p>
          </table:table-cell>
        </table:table-row>
      </table:table>
      <table:table table:name="33" table:style-name="ta1">
        <table:table-column table:style-name="co1" table:number-columns-repeated="8" table:default-cell-style-name="ce3"/>
        <table:table-column table:style-name="co1" table:default-cell-style-name="Default"/>
        <table:table-column table:style-name="co1" table:number-columns-repeated="11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316" calcext:value-type="float">
            <text:p>316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93105025337548" calcext:value-type="float">
            <text:p>0.993105025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15254237288135" calcext:value-type="float">
            <text:p>0.9152542373</text:p>
          </table:table-cell>
          <table:table-cell office:value-type="float" office:value="0.440677966101695" calcext:value-type="float">
            <text:p>0.4406779661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didemnin B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58974358974359" calcext:value-type="float">
            <text:p>0.5897435897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602564102564102" calcext:value-type="float">
            <text:p>0.6025641026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3" calcext:value-type="float">
            <text:p>253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34710121507717" calcext:value-type="float">
            <text:p>0.9347101215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391572330143" calcext:value-type="float">
            <text:p>0.939157233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nniatin A1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48936170212766" calcext:value-type="float">
            <text:p>0.489361702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1" calcext:value-type="float">
            <text:p>1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1" calcext:value-type="float">
            <text:p>1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1" calcext:value-type="float">
            <text:p>1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1" calcext:value-type="float">
            <text:p>1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0])" office:value-type="float" office:value="1" calcext:value-type="float">
            <text:p>1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1" calcext:value-type="float">
            <text:p>1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acitracin B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otupor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1" calcext:value-type="float">
            <text:p>1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1" calcext:value-type="float">
            <text:p>1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9705882352941" calcext:value-type="float">
            <text:p>0.6397058824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llomalformin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1" calcext:value-type="float">
            <text:p>1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37037037037037" calcext:value-type="float">
            <text:p>0.637037037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ch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8])" office:value-type="float" office:value="1" calcext:value-type="float">
            <text:p>1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1" calcext:value-type="float">
            <text:p>1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2])" office:value-type="float" office:value="1" calcext:value-type="float">
            <text:p>1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1" calcext:value-type="float">
            <text:p>1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395604395604396" calcext:value-type="float">
            <text:p>0.3956043956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5" table:target-range-address="'22'.A1:'22'.H343">
          <table:sort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3P0"/>
    </number:currency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6P2" style:volatile="true" number:language="en" number:country="US">
      <loext:text> </loext:text>
      <loext:fill-character> </loext:fill-character>
      <number:text>-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5:48:43.603176485</meta:creation-date>
    <dc:date>2016-08-14T09:49:58.133735048</dc:date>
    <meta:editing-duration>P2DT11H54M21S</meta:editing-duration>
    <meta:editing-cycles>7</meta:editing-cycles>
    <meta:generator>LibreOffice/5.1.4.2$Linux_X86_64 LibreOffice_project/10m0$Build-2</meta:generator>
    <meta:document-statistic meta:table-count="7" meta:cell-count="24204" meta:object-count="0"/>
  </office:meta>
</office:document-meta>
</file>